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7ff66"/>
    </style:style>
    <style:style style:name="P2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9562d"/>
    </style:style>
    <style:style style:name="P3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0bd03a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03487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262b3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46649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7fe6c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8e48f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9c2e3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1e8cc7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20b0c8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style:text-underline-style="solid" style:text-underline-width="auto" style:text-underline-color="font-color" fo:font-weight="bold" officeooo:rsid="000bd03a" officeooo:paragraph-rsid="00217767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09562d" officeooo:paragraph-rsid="001116f8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4a901" officeooo:paragraph-rsid="0014a901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2478d0" officeooo:paragraph-rsid="002478d0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7ff6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officeooo:paragraph-rsid="0009562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officeooo:paragraph-rsid="001116f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d2146" officeooo:paragraph-rsid="000bd03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d2146" officeooo:paragraph-rsid="0010348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d2146" officeooo:paragraph-rsid="00217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0208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0348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262b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4664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7fe6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9c2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e8cc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20b0c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21776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10208b" officeooo:paragraph-rsid="0018e48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4664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262b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4664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7fe6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8e48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9c2e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1e8cc7" style:font-size-asian="12pt" style:font-weight-asian="normal" style:font-size-complex="12pt" style:font-weight-complex="normal"/>
    </style:style>
    <style:style style:name="P3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20b0c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22172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27e1fc" officeooo:paragraph-rsid="0027e1fc" style:font-size-asian="12pt" style:font-weight-asian="bold" style:font-size-complex="12pt" style:font-weight-complex="bold"/>
    </style:style>
    <style:style style:name="P4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0f0356" officeooo:paragraph-rsid="000f0356" style:font-size-asian="12pt" style:font-weight-asian="bold" style:font-size-complex="12pt" style:font-weight-complex="bold"/>
    </style:style>
    <style:style style:name="P4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0208b" style:font-size-asian="12pt" style:font-weight-asian="bold" style:font-size-complex="12pt" style:font-weight-complex="bold"/>
    </style:style>
    <style:style style:name="P4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03487" style:font-size-asian="12pt" style:font-weight-asian="bold" style:font-size-complex="12pt" style:font-weight-complex="bold"/>
    </style:style>
    <style:style style:name="P4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1da3a" style:font-size-asian="12pt" style:font-weight-asian="bold" style:font-size-complex="12pt" style:font-weight-complex="bold"/>
    </style:style>
    <style:style style:name="P4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262b3" style:font-size-asian="12pt" style:font-weight-asian="bold" style:font-size-complex="12pt" style:font-weight-complex="bold"/>
    </style:style>
    <style:style style:name="P4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3f09f" style:font-size-asian="12pt" style:font-weight-asian="bold" style:font-size-complex="12pt" style:font-weight-complex="bold"/>
    </style:style>
    <style:style style:name="P4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46649" style:font-size-asian="12pt" style:font-weight-asian="bold" style:font-size-complex="12pt" style:font-weight-complex="bold"/>
    </style:style>
    <style:style style:name="P4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7fe6c" style:font-size-asian="12pt" style:font-weight-asian="bold" style:font-size-complex="12pt" style:font-weight-complex="bold"/>
    </style:style>
    <style:style style:name="P5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8e48f" style:font-size-asian="12pt" style:font-weight-asian="bold" style:font-size-complex="12pt" style:font-weight-complex="bold"/>
    </style:style>
    <style:style style:name="P5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9c2e3" style:font-size-asian="12pt" style:font-weight-asian="bold" style:font-size-complex="12pt" style:font-weight-complex="bold"/>
    </style:style>
    <style:style style:name="P5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d8520" style:font-size-asian="12pt" style:font-weight-asian="bold" style:font-size-complex="12pt" style:font-weight-complex="bold"/>
    </style:style>
    <style:style style:name="P5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e8cc7" style:font-size-asian="12pt" style:font-weight-asian="bold" style:font-size-complex="12pt" style:font-weight-complex="bold"/>
    </style:style>
    <style:style style:name="P5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1f9a34" style:font-size-asian="12pt" style:font-weight-asian="bold" style:font-size-complex="12pt" style:font-weight-complex="bold"/>
    </style:style>
    <style:style style:name="P5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0b0c8" style:font-size-asian="12pt" style:font-weight-asian="bold" style:font-size-complex="12pt" style:font-weight-complex="bold"/>
    </style:style>
    <style:style style:name="P5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17767" style:font-size-asian="12pt" style:font-weight-asian="bold" style:font-size-complex="12pt" style:font-weight-complex="bold"/>
    </style:style>
    <style:style style:name="P5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3b9f2" style:font-size-asian="12pt" style:font-weight-asian="bold" style:font-size-complex="12pt" style:font-weight-complex="bold"/>
    </style:style>
    <style:style style:name="P5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76e64" style:font-size-asian="12pt" style:font-weight-asian="bold" style:font-size-complex="12pt" style:font-weight-complex="bold"/>
    </style:style>
    <style:style style:name="P5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officeooo:paragraph-rsid="0027e1fc" style:font-size-asian="12pt" style:font-weight-asian="bold" style:font-size-complex="12pt" style:font-weight-complex="bold"/>
    </style:style>
    <style:style style:name="P6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da3a" officeooo:paragraph-rsid="0011da3a" style:font-size-asian="12pt" style:font-weight-asian="bold" style:font-size-complex="12pt" style:font-weight-complex="bold"/>
    </style:style>
    <style:style style:name="P6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3f09f" officeooo:paragraph-rsid="0013f09f" style:font-size-asian="12pt" style:font-weight-asian="bold" style:font-size-complex="12pt" style:font-weight-complex="bold"/>
    </style:style>
    <style:style style:name="P62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46649" style:font-size-asian="12pt" style:font-weight-asian="bold" style:font-size-complex="12pt" style:font-weight-complex="bold"/>
    </style:style>
    <style:style style:name="P63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7fe6c" style:font-size-asian="12pt" style:font-weight-asian="bold" style:font-size-complex="12pt" style:font-weight-complex="bold"/>
    </style:style>
    <style:style style:name="P64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8e48f" style:font-size-asian="12pt" style:font-weight-asian="bold" style:font-size-complex="12pt" style:font-weight-complex="bold"/>
    </style:style>
    <style:style style:name="P6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9c2e3" style:font-size-asian="12pt" style:font-weight-asian="bold" style:font-size-complex="12pt" style:font-weight-complex="bold"/>
    </style:style>
    <style:style style:name="P66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1e8cc7" style:font-size-asian="12pt" style:font-weight-asian="bold" style:font-size-complex="12pt" style:font-weight-complex="bold"/>
    </style:style>
    <style:style style:name="P67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116f8" officeooo:paragraph-rsid="0020b0c8" style:font-size-asian="12pt" style:font-weight-asian="bold" style:font-size-complex="12pt" style:font-weight-complex="bold"/>
    </style:style>
    <style:style style:name="P6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7fe6c" style:font-size-asian="12pt" style:font-weight-asian="bold" style:font-size-complex="12pt" style:font-weight-complex="bold"/>
    </style:style>
    <style:style style:name="P6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8e48f" style:font-size-asian="12pt" style:font-weight-asian="bold" style:font-size-complex="12pt" style:font-weight-complex="bold"/>
    </style:style>
    <style:style style:name="P7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9c2e3" style:font-size-asian="12pt" style:font-weight-asian="bold" style:font-size-complex="12pt" style:font-weight-complex="bold"/>
    </style:style>
    <style:style style:name="P7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e8cc7" style:font-size-asian="12pt" style:font-weight-asian="bold" style:font-size-complex="12pt" style:font-weight-complex="bold"/>
    </style:style>
    <style:style style:name="P7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1f9a34" style:font-size-asian="12pt" style:font-weight-asian="bold" style:font-size-complex="12pt" style:font-weight-complex="bold"/>
    </style:style>
    <style:style style:name="P7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7fe6c" officeooo:paragraph-rsid="0020b0c8" style:font-size-asian="12pt" style:font-weight-asian="bold" style:font-size-complex="12pt" style:font-weight-complex="bold"/>
    </style:style>
    <style:style style:name="P7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8e48f" officeooo:paragraph-rsid="0018e48f" style:font-size-asian="12pt" style:font-weight-asian="bold" style:font-size-complex="12pt" style:font-weight-complex="bold"/>
    </style:style>
    <style:style style:name="P7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d8520" officeooo:paragraph-rsid="001d8520" style:font-size-asian="12pt" style:font-weight-asian="bold" style:font-size-complex="12pt" style:font-weight-complex="bold"/>
    </style:style>
    <style:style style:name="P7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d8520" officeooo:paragraph-rsid="001e8cc7" style:font-size-asian="12pt" style:font-weight-asian="bold" style:font-size-complex="12pt" style:font-weight-complex="bold"/>
    </style:style>
    <style:style style:name="P7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d8520" officeooo:paragraph-rsid="0020b0c8" style:font-size-asian="12pt" style:font-weight-asian="bold" style:font-size-complex="12pt" style:font-weight-complex="bold"/>
    </style:style>
    <style:style style:name="P7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e8cc7" officeooo:paragraph-rsid="001e8cc7" style:font-size-asian="12pt" style:font-weight-asian="bold" style:font-size-complex="12pt" style:font-weight-complex="bold"/>
    </style:style>
    <style:style style:name="P7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e8cc7" officeooo:paragraph-rsid="0020b0c8" style:font-size-asian="12pt" style:font-weight-asian="bold" style:font-size-complex="12pt" style:font-weight-complex="bold"/>
    </style:style>
    <style:style style:name="P8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f9a34" officeooo:paragraph-rsid="001f9a34" style:font-size-asian="12pt" style:font-weight-asian="bold" style:font-size-complex="12pt" style:font-weight-complex="bold"/>
    </style:style>
    <style:style style:name="P8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f9a34" officeooo:paragraph-rsid="0020b0c8" style:font-size-asian="12pt" style:font-weight-asian="bold" style:font-size-complex="12pt" style:font-weight-complex="bold"/>
    </style:style>
    <style:style style:name="P8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0b0c8" officeooo:paragraph-rsid="0020b0c8" style:font-size-asian="12pt" style:font-weight-asian="bold" style:font-size-complex="12pt" style:font-weight-complex="bold"/>
    </style:style>
    <style:style style:name="P8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1767c" officeooo:paragraph-rsid="0021767c" style:font-size-asian="12pt" style:font-weight-asian="bold" style:font-size-complex="12pt" style:font-weight-complex="bold"/>
    </style:style>
    <style:style style:name="P8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17767" officeooo:paragraph-rsid="00217767" style:font-size-asian="12pt" style:font-weight-asian="bold" style:font-size-complex="12pt" style:font-weight-complex="bold"/>
    </style:style>
    <style:style style:name="P8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3b9f2" officeooo:paragraph-rsid="0023b9f2" style:font-size-asian="12pt" style:font-weight-asian="bold" style:font-size-complex="12pt" style:font-weight-complex="bold"/>
    </style:style>
    <style:style style:name="P8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76e64" officeooo:paragraph-rsid="00276e64" style:font-size-asian="12pt" style:font-weight-asian="bold" style:font-size-complex="12pt" style:font-weight-complex="bold"/>
    </style:style>
    <style:style style:name="P8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7e1fc" officeooo:paragraph-rsid="0027e1fc" style:font-size-asian="12pt" style:font-weight-asian="bold" style:font-size-complex="12pt" style:font-weight-complex="bold"/>
    </style:style>
    <style:style style:name="P8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b75c4" officeooo:paragraph-rsid="002b75c4" style:font-size-asian="12pt" style:font-weight-asian="bold" style:font-size-complex="12pt" style:font-weight-complex="bold"/>
    </style:style>
    <style:style style:name="P8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0f0356" style:font-size-asian="12pt" style:font-weight-asian="normal" style:font-size-complex="12pt" style:font-weight-complex="normal"/>
    </style:style>
    <style:style style:name="P9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03487" style:font-size-asian="12pt" style:font-weight-asian="normal" style:font-size-complex="12pt" style:font-weight-complex="normal"/>
    </style:style>
    <style:style style:name="P9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262b3" style:font-size-asian="12pt" style:font-weight-asian="normal" style:font-size-complex="12pt" style:font-weight-complex="normal"/>
    </style:style>
    <style:style style:name="P9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46649" style:font-size-asian="12pt" style:font-weight-asian="normal" style:font-size-complex="12pt" style:font-weight-complex="normal"/>
    </style:style>
    <style:style style:name="P9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7fe6c" style:font-size-asian="12pt" style:font-weight-asian="normal" style:font-size-complex="12pt" style:font-weight-complex="normal"/>
    </style:style>
    <style:style style:name="P9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8e48f" style:font-size-asian="12pt" style:font-weight-asian="normal" style:font-size-complex="12pt" style:font-weight-complex="normal"/>
    </style:style>
    <style:style style:name="P9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9c2e3" style:font-size-asian="12pt" style:font-weight-asian="normal" style:font-size-complex="12pt" style:font-weight-complex="normal"/>
    </style:style>
    <style:style style:name="P9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1e8cc7" style:font-size-asian="12pt" style:font-weight-asian="normal" style:font-size-complex="12pt" style:font-weight-complex="normal"/>
    </style:style>
    <style:style style:name="P9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20b0c8" style:font-size-asian="12pt" style:font-weight-asian="normal" style:font-size-complex="12pt" style:font-weight-complex="normal"/>
    </style:style>
    <style:style style:name="P9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0f0356" officeooo:paragraph-rsid="00217767" style:font-size-asian="12pt" style:font-weight-asian="normal" style:font-size-complex="12pt" style:font-weight-complex="normal"/>
    </style:style>
    <style:style style:name="P9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0208b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03487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262b3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46649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7fe6c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8e48f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9c2e3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1e8cc7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20b0c8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10208b" officeooo:paragraph-rsid="00217767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4a901" officeooo:paragraph-rsid="0014a901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officeooo:paragraph-rsid="000bd03a" style:font-size-asian="12pt" style:font-size-complex="12pt"/>
    </style:style>
    <style:style style:name="P111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officeooo:rsid="001116f8" officeooo:paragraph-rsid="001116f8" style:font-size-asian="12pt" style:font-size-complex="12pt"/>
    </style:style>
    <style:style style:name="P112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officeooo:rsid="001116f8" officeooo:paragraph-rsid="00132e8d" style:font-size-asian="12pt" style:font-size-complex="12pt"/>
    </style:style>
    <style:style style:name="P113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officeooo:rsid="001116f8" officeooo:paragraph-rsid="00221721" style:font-size-asian="12pt" style:font-size-complex="12pt"/>
    </style:style>
    <style:style style:name="P114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0f0356" style:font-size-asian="12pt" style:font-weight-asian="bold" style:font-size-complex="12pt" style:font-weight-complex="bold"/>
    </style:style>
    <style:style style:name="P115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1da3a" style:font-size-asian="12pt" style:font-weight-asian="bold" style:font-size-complex="12pt" style:font-weight-complex="bold"/>
    </style:style>
    <style:style style:name="P116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3f09f" style:font-size-asian="12pt" style:font-weight-asian="bold" style:font-size-complex="12pt" style:font-weight-complex="bold"/>
    </style:style>
    <style:style style:name="P117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7fe6c" style:font-size-asian="12pt" style:font-weight-asian="bold" style:font-size-complex="12pt" style:font-weight-complex="bold"/>
    </style:style>
    <style:style style:name="P118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8e48f" style:font-size-asian="12pt" style:font-weight-asian="bold" style:font-size-complex="12pt" style:font-weight-complex="bold"/>
    </style:style>
    <style:style style:name="P119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d8520" style:font-size-asian="12pt" style:font-weight-asian="bold" style:font-size-complex="12pt" style:font-weight-complex="bold"/>
    </style:style>
    <style:style style:name="P120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1e8cc7" style:font-size-asian="12pt" style:font-weight-asian="bold" style:font-size-complex="12pt" style:font-weight-complex="bold"/>
    </style:style>
    <style:style style:name="P121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20b0c8" style:font-size-asian="12pt" style:font-weight-asian="bold" style:font-size-complex="12pt" style:font-weight-complex="bold"/>
    </style:style>
    <style:style style:name="P122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23b9f2" style:font-size-asian="12pt" style:font-weight-asian="bold" style:font-size-complex="12pt" style:font-weight-complex="bold"/>
    </style:style>
    <style:style style:name="P123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paragraph-rsid="0027e1fc" style:font-size-asian="12pt" style:font-weight-asian="bold" style:font-size-complex="12pt" style:font-weight-complex="bold"/>
    </style:style>
    <style:style style:name="P124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font-weight="bold" officeooo:rsid="0013f09f" officeooo:paragraph-rsid="0013f09f" style:font-size-asian="12pt" style:font-weight-asian="bold" style:font-size-complex="12pt" style:font-weight-complex="bold"/>
    </style:style>
    <style:style style:name="P125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0208b" style:font-size-asian="12pt" style:font-weight-asian="bold" style:font-size-complex="12pt" style:font-weight-complex="bold"/>
    </style:style>
    <style:style style:name="P126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1da3a" style:font-size-asian="12pt" style:font-weight-asian="bold" style:font-size-complex="12pt" style:font-weight-complex="bold"/>
    </style:style>
    <style:style style:name="P127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3f09f" style:font-size-asian="12pt" style:font-weight-asian="bold" style:font-size-complex="12pt" style:font-weight-complex="bold"/>
    </style:style>
    <style:style style:name="P128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7fe6c" style:font-size-asian="12pt" style:font-weight-asian="bold" style:font-size-complex="12pt" style:font-weight-complex="bold"/>
    </style:style>
    <style:style style:name="P129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8e48f" style:font-size-asian="12pt" style:font-weight-asian="bold" style:font-size-complex="12pt" style:font-weight-complex="bold"/>
    </style:style>
    <style:style style:name="P130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d8520" style:font-size-asian="12pt" style:font-weight-asian="bold" style:font-size-complex="12pt" style:font-weight-complex="bold"/>
    </style:style>
    <style:style style:name="P131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1f9a34" style:font-size-asian="12pt" style:font-weight-asian="bold" style:font-size-complex="12pt" style:font-weight-complex="bold"/>
    </style:style>
    <style:style style:name="P132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20b0c8" style:font-size-asian="12pt" style:font-weight-asian="bold" style:font-size-complex="12pt" style:font-weight-complex="bold"/>
    </style:style>
    <style:style style:name="P133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23b9f2" style:font-size-asian="12pt" style:font-weight-asian="bold" style:font-size-complex="12pt" style:font-weight-complex="bold"/>
    </style:style>
    <style:style style:name="P134" style:family="paragraph" style:parent-style-name="Standard">
      <style:paragraph-properties>
        <style:tab-stops>
          <style:tab-stop style:position="2.223cm"/>
        </style:tab-stops>
      </style:paragraph-properties>
      <style:text-properties fo:font-size="12pt" fo:language="el" fo:country="GR" fo:font-weight="bold" officeooo:rsid="0010208b" officeooo:paragraph-rsid="0027e1fc" style:font-size-asian="12pt" style:font-weight-asian="bold" style:font-size-complex="12pt" style:font-weight-complex="bold"/>
    </style:style>
    <style:style style:name="P135" style:family="paragraph" style:parent-style-name="Standard">
      <style:text-properties fo:language="en" fo:country="US" officeooo:rsid="00068153" officeooo:paragraph-rsid="0005c294"/>
    </style:style>
    <style:style style:name="P136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n" fo:country="US" officeooo:rsid="00068153" officeooo:paragraph-rsid="0010208b"/>
    </style:style>
    <style:style style:name="P137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25a1e4"/>
    </style:style>
    <style:style style:name="P138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29c54f" style:font-size-asian="16pt" style:font-weight-asian="bold" style:font-size-complex="16pt" style:font-weight-complex="bold"/>
    </style:style>
    <style:style style:name="P13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7e1fc" officeooo:paragraph-rsid="0027e1fc" style:font-size-asian="12pt" style:font-weight-asian="bold" style:font-size-complex="12pt" style:font-weight-complex="bold"/>
    </style:style>
    <style:style style:name="P14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2b75c4" officeooo:paragraph-rsid="002b75c4" style:font-size-asian="12pt" style:font-weight-asian="bold" style:font-size-complex="12pt" style:font-weight-complex="bold"/>
    </style:style>
    <style:style style:name="P14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solid" style:text-underline-width="auto" style:text-underline-color="font-color" fo:font-weight="bold" officeooo:rsid="0019c2e3" officeooo:paragraph-rsid="0019c2e3" style:font-size-asian="12pt" style:font-weight-asian="bold" style:font-size-complex="12pt" style:font-weight-complex="bold"/>
    </style:style>
    <style:style style:name="T1" style:family="text">
      <style:text-properties officeooo:rsid="0005c294"/>
    </style:style>
    <style:style style:name="T2" style:family="text">
      <style:text-properties fo:language="en" fo:country="US" officeooo:rsid="00068153"/>
    </style:style>
    <style:style style:name="T3" style:family="text">
      <style:text-properties fo:language="en" fo:country="US" officeooo:rsid="0007ff66"/>
    </style:style>
    <style:style style:name="T4" style:family="text">
      <style:text-properties fo:language="el" fo:country="GR" officeooo:rsid="00068153"/>
    </style:style>
    <style:style style:name="T5" style:family="text">
      <style:text-properties fo:language="el" fo:country="GR" fo:font-weight="normal" style:font-weight-asian="normal" style:font-weight-complex="normal"/>
    </style:style>
    <style:style style:name="T6" style:family="text">
      <style:text-properties fo:language="el" fo:country="GR" fo:font-weight="normal" officeooo:rsid="000d2146" style:font-weight-asian="normal" style:font-weight-complex="normal"/>
    </style:style>
    <style:style style:name="T7" style:family="text">
      <style:text-properties fo:language="el" fo:country="GR" fo:font-weight="normal" officeooo:rsid="000bd03a" style:font-weight-asian="normal" style:font-weight-complex="normal"/>
    </style:style>
    <style:style style:name="T8" style:family="text">
      <style:text-properties fo:language="el" fo:country="GR" fo:font-weight="normal" officeooo:rsid="00132e8d" style:font-weight-asian="normal" style:font-weight-complex="normal"/>
    </style:style>
    <style:style style:name="T9" style:family="text">
      <style:text-properties fo:language="el" fo:country="GR" fo:font-weight="normal" officeooo:rsid="00146649" style:font-weight-asian="normal" style:font-weight-complex="normal"/>
    </style:style>
    <style:style style:name="T10" style:family="text">
      <style:text-properties fo:language="el" fo:country="GR" fo:font-weight="normal" officeooo:rsid="001e8cc7" style:font-weight-asian="normal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officeooo:rsid="001262b3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officeooo:rsid="0017fe6c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officeooo:rsid="0018e48f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officeooo:rsid="0019c2e3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officeooo:rsid="001e8cc7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US" fo:font-style="normal" officeooo:rsid="0020b0c8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US" fo:font-style="normal" officeooo:rsid="00217767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language="en" fo:country="US" fo:font-style="normal" officeooo:rsid="00068153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officeooo:rsid="000b1ee8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officeooo:rsid="00109aec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officeooo:rsid="00146649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letter-spacing="normal" fo:language="el" fo:country="GR" fo:font-style="normal" style:text-underline-style="none"/>
    </style:style>
    <style:style style:name="T36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style:font-weight-asian="normal" style:font-weight-complex="normal"/>
    </style:style>
    <style:style style:name="T37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0bd03a" style:font-weight-asian="normal" style:font-weight-complex="normal"/>
    </style:style>
    <style:style style:name="T38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0d2146" style:font-weight-asian="normal" style:font-weight-complex="normal"/>
    </style:style>
    <style:style style:name="T39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10208b" style:font-weight-asian="normal" style:font-weight-complex="normal"/>
    </style:style>
    <style:style style:name="T40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11da3a" style:font-weight-asian="normal" style:font-weight-complex="normal"/>
    </style:style>
    <style:style style:name="T41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132e8d" style:font-weight-asian="normal" style:font-weight-complex="normal"/>
    </style:style>
    <style:style style:name="T42" style:family="text">
      <style:text-properties fo:font-variant="normal" fo:text-transform="none" fo:color="#000000" style:font-name="Liberation Serif" fo:letter-spacing="normal" fo:language="el" fo:country="GR" fo:font-style="normal" style:text-underline-style="none" fo:font-weight="normal" officeooo:rsid="002c5c59" style:font-weight-asian="normal" style:font-weight-complex="normal"/>
    </style:style>
    <style:style style:name="T43" style:family="text">
      <style:text-properties fo:font-variant="normal" fo:text-transform="none" fo:color="#000000" style:font-name="Liberation Serif" fo:letter-spacing="normal" fo:language="en" fo:country="US" fo:font-style="normal" style:text-underline-style="none"/>
    </style:style>
    <style:style style:name="T44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style:font-weight-asian="normal" style:font-weight-complex="normal"/>
    </style:style>
    <style:style style:name="T45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0bd03a" style:font-weight-asian="normal" style:font-weight-complex="normal"/>
    </style:style>
    <style:style style:name="T46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0d2146" style:font-weight-asian="normal" style:font-weight-complex="normal"/>
    </style:style>
    <style:style style:name="T47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11da3a" style:font-weight-asian="normal" style:font-weight-complex="normal"/>
    </style:style>
    <style:style style:name="T48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132e8d" style:font-weight-asian="normal" style:font-weight-complex="normal"/>
    </style:style>
    <style:style style:name="T49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276e64" style:font-weight-asian="normal" style:font-weight-complex="normal"/>
    </style:style>
    <style:style style:name="T50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normal" officeooo:rsid="002c5c59" style:font-weight-asian="normal" style:font-weight-complex="normal"/>
    </style:style>
    <style:style style:name="T51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07ff66"/>
    </style:style>
    <style:style style:name="T5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068153"/>
    </style:style>
    <style:style style:name="T53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0f0356"/>
    </style:style>
    <style:style style:name="T54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1da3a"/>
    </style:style>
    <style:style style:name="T55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3f09f"/>
    </style:style>
    <style:style style:name="T56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7fe6c"/>
    </style:style>
    <style:style style:name="T57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8e48f"/>
    </style:style>
    <style:style style:name="T58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d8520"/>
    </style:style>
    <style:style style:name="T59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e8cc7"/>
    </style:style>
    <style:style style:name="T60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1f9a34"/>
    </style:style>
    <style:style style:name="T61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0b0c8"/>
    </style:style>
    <style:style style:name="T6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3b9f2"/>
    </style:style>
    <style:style style:name="T63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7e1fc"/>
    </style:style>
    <style:style style:name="T64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65" style:family="text">
      <style:text-properties officeooo:rsid="0011da3a"/>
    </style:style>
    <style:style style:name="T66" style:family="text">
      <style:text-properties officeooo:rsid="0013f09f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132e8d" style:font-weight-asian="normal" style:font-weight-complex="normal"/>
    </style:style>
    <style:style style:name="T69" style:family="text">
      <style:text-properties fo:font-weight="normal" officeooo:rsid="0017fe6c" style:font-weight-asian="normal" style:font-weight-complex="normal"/>
    </style:style>
    <style:style style:name="T70" style:family="text">
      <style:text-properties fo:font-weight="normal" officeooo:rsid="000bd03a" style:font-weight-asian="normal" style:font-weight-complex="normal"/>
    </style:style>
    <style:style style:name="T71" style:family="text">
      <style:text-properties fo:font-weight="normal" officeooo:rsid="0018e48f" style:font-weight-asian="normal" style:font-weight-complex="normal"/>
    </style:style>
    <style:style style:name="T72" style:family="text">
      <style:text-properties fo:font-weight="normal" officeooo:rsid="0019c2e3" style:font-weight-asian="normal" style:font-weight-complex="normal"/>
    </style:style>
    <style:style style:name="T73" style:family="text">
      <style:text-properties fo:font-weight="normal" officeooo:rsid="001b71b7" style:font-weight-asian="normal" style:font-weight-complex="normal"/>
    </style:style>
    <style:style style:name="T74" style:family="text">
      <style:text-properties fo:font-weight="normal" officeooo:rsid="001bb50f" style:font-weight-asian="normal" style:font-weight-complex="normal"/>
    </style:style>
    <style:style style:name="T75" style:family="text">
      <style:text-properties fo:font-weight="normal" officeooo:rsid="001e8cc7" style:font-weight-asian="normal" style:font-weight-complex="normal"/>
    </style:style>
    <style:style style:name="T76" style:family="text">
      <style:text-properties fo:font-weight="normal" officeooo:rsid="0020b0c8" style:font-weight-asian="normal" style:font-weight-complex="normal"/>
    </style:style>
    <style:style style:name="T77" style:family="text">
      <style:text-properties officeooo:rsid="00146649"/>
    </style:style>
    <style:style style:name="T78" style:family="text">
      <style:text-properties officeooo:rsid="0017fe6c"/>
    </style:style>
    <style:style style:name="T79" style:family="text">
      <style:text-properties officeooo:rsid="0018e48f"/>
    </style:style>
    <style:style style:name="T80" style:family="text">
      <style:text-properties officeooo:rsid="001d8520"/>
    </style:style>
    <style:style style:name="T81" style:family="text">
      <style:text-properties officeooo:rsid="001e8cc7"/>
    </style:style>
    <style:style style:name="T82" style:family="text">
      <style:text-properties officeooo:rsid="001f9a34"/>
    </style:style>
    <style:style style:name="T83" style:family="text">
      <style:text-properties officeooo:rsid="0020b0c8"/>
    </style:style>
    <style:style style:name="T84" style:family="text">
      <style:text-properties officeooo:rsid="0023b9f2"/>
    </style:style>
    <style:style style:name="T85" style:family="text">
      <style:text-properties officeooo:rsid="00276e64"/>
    </style:style>
    <style:style style:name="T86" style:family="text">
      <style:text-properties officeooo:rsid="0027e1fc"/>
    </style:style>
    <style:style style:name="T87" style:family="text">
      <style:text-properties officeooo:rsid="002b75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8">MELANOMA MACHINE LEARNING</text:p>
      <text:p text:style-name="P137"/>
      <text:p text:style-name="P1"/>
      <text:p text:style-name="P1"><text:span text:style-name="T1">Αποτελεσματα απο την εκπαίδευση διαφορων </text:span><text:span text:style-name="T2">clasifiers </text:span><text:span text:style-name="T4">που προβλεπουν αν καποιος εχει μελανομα η όχι. Οι </text:span><text:span text:style-name="T2">classifier </text:span><text:span text:style-name="T4">που χρησιμοποιουμε είναι οι </text:span><text:span text:style-name="T3">R</text:span><text:span text:style-name="T2">andom </text:span><text:span text:style-name="T3">F</text:span><text:span text:style-name="T2">orest, </text:span><text:bookmark text:name="Linear-Regression"/><text:span text:style-name="T12">Linear Regression,</text:span><text:bookmark text:name="SVM"/><text:span text:style-name="T12">SVM,</text:span><text:bookmark text:name="LINEAR-LOGISTIC-REGRESSION"/><text:span text:style-name="T12">L</text:span><text:span text:style-name="T13">inear</text:span><text:span text:style-name="T12"> L</text:span><text:span text:style-name="T13">ogistic</text:span><text:span text:style-name="T12"> R</text:span><text:bookmark text:name="OLS"/><text:span text:style-name="T13">egression</text:span><text:span text:style-name="T12">,OLS </text:span><text:span text:style-name="T26">και GaussianNB.</text:span></text:p>
      <text:p text:style-name="P16"/>
      <text:p text:style-name="P2"><text:span text:style-name="T28">Γ</text:span><text:span text:style-name="T27">ια το παρακατω πειραμα κρατήσαμε ολα τα </text:span><text:span text:style-name="T11">snp </text:span><text:span text:style-name="T27">με</text:span><text:span text:style-name="T29"> </text:span><text:span text:style-name="T14">pvalue &lt;= p = 0.001.</text:span></text:p>
      <text:p text:style-name="P13"><text:span text:style-name="T30">Οι ασθενεις μας ειναι στο συνολο 4980. Απο αυτούς </text:span><text:span text:style-name="T31">οι 3962 δεν εχουν την ασθενεια</text:span><text:span text:style-name="T16">(control = 0)</text:span><text:span text:style-name="T31"> και οι υπόλοιποι 1018 εχουν την ασθενεια</text:span><text:span text:style-name="T16">(case = 1)</text:span><text:span text:style-name="T31">.</text:span></text:p>
      <text:p text:style-name="P18"/>
      <text:p text:style-name="P14"><text:span text:style-name="T31">Τ</text:span><text:span text:style-name="T30">α </text:span><text:span text:style-name="T17">snp </text:span><text:span text:style-name="T30">με </text:span><text:span text:style-name="T15">pvalue &lt;= p = 0.001 </text:span><text:span text:style-name="T30">είναι 5415 για να αποφύγουμε το </text:span><text:span text:style-name="T14">overfitting </text:span><text:span text:style-name="T30">μειώνουμε τα </text:span><text:span text:style-name="T17">snps </text:span><text:span text:style-name="T30">με τη μεθοδο του </text:span><text:span text:style-name="T14">random forest.</text:span><text:span text:style-name="T17"> </text:span><text:span text:style-name="T30">Το ποσο μειώνοντε τα χαρακτηριστικα εξαρτάται απο το </text:span><text:span text:style-name="T14">train data</text:span><text:span text:style-name="T17">.</text:span></text:p>
      <text:p text:style-name="P109"/>
      <text:p text:style-name="P15"><text:span text:style-name="T30">Οι </text:span><text:span text:style-name="T17">classifiers Random Forest, OLS </text:span><text:span text:style-name="T30">και </text:span><text:span text:style-name="T17"><text:s/></text:span><text:bookmark text:name="Linear-Regression1"/><text:span text:style-name="T25">Linear Regression </text:span><text:span text:style-name="T30">οι τιμες που κάνουν </text:span><text:span text:style-name="T17">predict </text:span><text:span text:style-name="T30">δεν τις επιστρεφουν σε 0 και 1 αλλα σε δεκαδικη μορφή, οπότε για τα παρακάτω πειράματα γι αυτους τους </text:span><text:span text:style-name="T17">classifiers </text:span><text:span text:style-name="T30">υπολογίζουμε το μεσο όρο των τιμών που έκαναν </text:span><text:span text:style-name="T17">predict </text:span><text:span text:style-name="T30">και οποια τιμή ειναι κατω απο το μεσο ορο την κανουμε μηδεν αλλιως ενα.</text:span></text:p>
      <text:p text:style-name="P17"/>
      <text:p text:style-name="P17"/>
      <text:p text:style-name="P3"><text:span text:style-name="T31">1</text:span><text:span text:style-name="T30">ο Πειραμα:</text:span><text:span text:style-name="T34"> </text:span></text:p>
      <text:p text:style-name="P110"><text:span text:style-name="T37">Καναμε ενα τυχαίο </text:span><text:span text:style-name="T45">sample </text:span><text:span text:style-name="T37">του παραπανω δειγματος όπου το 90% ειναι το </text:span><text:span text:style-name="T45">trainData </text:span><text:span text:style-name="T37">και το 10% ειναι το </text:span><text:span text:style-name="T45">testData. </text:span><text:span text:style-name="T37">Μετα το </text:span><text:span text:style-name="T45">sample </text:span><text:span text:style-name="T37">στο 90% του δειγματος οι 3572 ασθενεις δεν εχουνε την ασθενεια</text:span><text:span text:style-name="T39">(</text:span><text:span text:style-name="T37"> και 910 ασθενεις εχουν την ασθενεια. Στο 10% του δειγματος οι 390 ασθενεις δεν εχουν την ασθενεια και οι 108 εχουν την ασθενεια. </text:span><text:span text:style-name="T38">Θα παρουιασουμε τα</text:span><text:span text:style-name="T46"> confusion matrix </text:span><text:span text:style-name="T42">και το </text:span><text:span text:style-name="T50">cross validiation</text:span><text:span text:style-name="T46"> </text:span><text:span text:style-name="T38">απο τις παραπανω τεχνικες που αναφεραμε.</text:span></text:p>
      <text:p text:style-name="P19"/>
      <text:p text:style-name="P19"/>
      <text:p text:style-name="P114"><text:span text:style-name="T51">R</text:span><text:span text:style-name="T52">andom </text:span><text:span text:style-name="T51">F</text:span><text:span text:style-name="T52">orest</text:span><text:span text:style-name="T53">: [[291 <text:s/>99]</text:span></text:p>
      <text:p text:style-name="P42"><text:tab/><text:tab/> <text:s text:c="5"/>[ <text:s/>7 101]]</text:p>
      <text:p text:style-name="P89"/>
      <text:p text:style-name="P89"/>
      <text:p text:style-name="P43">Linear Regression: [[389 <text:s text:c="2"/>1]</text:p>
      <text:p text:style-name="P43"><text:s/><text:tab/><text:tab/> <text:s text:c="9"/>[108 <text:s text:c="2"/>0]]</text:p>
      <text:p text:style-name="P43"/>
      <text:p text:style-name="P83">cros validation = <text:s/>{1: 0.79317269076305219, 2: 0.77911646586345384, 3:0.18674698795180722, 4: 0.89959839357429716, 5: 0.89959839357429716, 6: 0.19678714859437751, 7:0.88353413654618473, 8: 0.79116465863453811, 9: 0.91365461847389562, 10:0.8875502008032129}</text:p>
      <text:p text:style-name="P43"/>
      <text:p text:style-name="P22"/>
      <text:p text:style-name="P43">SVM: [[390 <text:s text:c="2"/>0]</text:p>
      <text:p text:style-name="P43"><text:s text:c="12"/>[108 <text:s text:c="2"/>0]]</text:p>
      <text:p text:style-name="P43"/>
      <text:p text:style-name="P83">cros validation = <text:s/>{1: 0.23694779116465864, 2: 0.20281124497991967, 3: 0.79919678714859432, 4: 0.81927710843373491, 5: 0.80522088353413657, 6: 0.20281124497991967, 7:0.21686746987951808, 8: 0.80522088353413657, 9: 0.19879518072289157, 10:0.8012048192771084}</text:p>
      <text:p text:style-name="P99"><text:s text:c="2"/></text:p>
      <text:p text:style-name="P99"><text:s/></text:p>
      <text:p text:style-name="P99"/>
      <text:p text:style-name="P99"><text:soft-page-break/></text:p>
      <text:p text:style-name="P125"><text:span text:style-name="T43">SVM </text:span><text:span text:style-name="T64">εδω περα δωσαμε την παραμετρο </text:span><text:span text:style-name="T44">kernel =’linear’ </text:span><text:span text:style-name="T43">:[[386 <text:s text:c="2"/>4]</text:span></text:p>
      <text:p text:style-name="P43"><text:s text:c="93"/>[ 41 <text:s/>67]]</text:p>
      <text:p text:style-name="P83">cros validation = <text:s/>{1: 0.95783132530120485, 2: 0.94779116465863456, 3:0.95180722891566261, 4: 0.95582329317269077, 5: 0.96586345381526106, 6: 0.9618473895582329, 7:0.94779116465863456, 8: 0.94176706827309242, 9: 0.95381526104417669, 10:0.93975903614457834}</text:p>
      <text:p text:style-name="P43"/>
      <text:p text:style-name="P99"/>
      <text:p text:style-name="P43">LINEAR LOGISTIC REGRESSION: [[388 <text:s text:c="2"/>2]</text:p>
      <text:p text:style-name="P43"><text:s text:c="63"/>[ 44 <text:s/>64]]</text:p>
      <text:p text:style-name="P43"/>
      <text:p text:style-name="P83">cros validation = <text:s/>{1: 0.91967871485943775, 2: 0.94176706827309242, 3:0.94779116465863456, 4: 0.93975903614457834, 5: 0.95180722891566261, 6: 0.94377510040160639, 7:0.94377510040160639, 8: 0.94176706827309242, 9: 0.96586345381526106, 10:0.95582329317269077}</text:p>
      <text:p text:style-name="P43"/>
      <text:p text:style-name="P43">OLS: [[315 <text:s/>75]</text:p>
      <text:p text:style-name="P43"><text:s text:c="11"/>[ 18 <text:s/>90]]</text:p>
      <text:p text:style-name="P43"/>
      <text:p text:style-name="P83">cros validation = <text:s/>{1: 0.8775100401606426, 2: 0.89156626506024095, 3: 0.91767068273092367, 4: 0.89156626506024095, 5: 0.89759036144578308, 6: 0.90963855421686746, 7:0.87951807228915657, 8: 0.89759036144578308, 9: 0.87951807228915657, 10:0.92168674698795183}</text:p>
      <text:p text:style-name="P43"/>
      <text:p text:style-name="P43"/>
      <text:p text:style-name="P43">GaussianNB: [[378 <text:s/>12]</text:p>
      <text:p text:style-name="P43"><text:s text:c="25"/>[ 49 <text:s/>59]]</text:p>
      <text:p text:style-name="P43"/>
      <text:p text:style-name="P83">cros validation = <text:s/>{1: 0.96586345381526106, 2: 0.95783132530120485, 3:0.94779116465863456, 4: 0.95983935742971882, 5: 0.94779116465863456, 6: 0.94979919678714864, 7:0.9618473895582329, 8: 0.94779116465863456, 9: 0.94377510040160639, 10:0.95381526104417669}</text:p>
      <text:p text:style-name="P43"/>
      <text:p text:style-name="P99"/>
      <text:p text:style-name="P99"/>
      <text:p text:style-name="P4"><text:span text:style-name="T32">2</text:span><text:span text:style-name="T30">ο Πειραμα:</text:span><text:span text:style-name="T34"> </text:span></text:p>
      <text:p text:style-name="P111"><text:span text:style-name="T38">Σ</text:span><text:span text:style-name="T36">ε αυτο το πειραμα κάναμε </text:span><text:span text:style-name="T44">balance </text:span><text:span text:style-name="T36">το </text:span><text:span text:style-name="T44">train da</text:span><text:span text:style-name="T36">ta</text:span><text:span text:style-name="T44">. </text:span><text:span text:style-name="T36">Δηλαδη το </text:span><text:span text:style-name="T44">train data </text:span><text:span text:style-name="T36">αποτελειται απο 1018 </text:span><text:span text:style-name="T37">ασθενεις </text:span><text:span text:style-name="T36">που</text:span><text:span text:style-name="T37"> δεν εχουνε την ασθενεια και </text:span><text:span text:style-name="T36">1018</text:span><text:span text:style-name="T37"> ασθενεις εχουν την ασθενεια. </text:span><text:span text:style-name="T40">Οι υπόλοιποι 2944 που δεν εχουν την ασθενεια αποτελουν το </text:span><text:span text:style-name="T47">test data.</text:span><text:span text:style-name="T36"> </text:span></text:p>
      <text:p text:style-name="P20"/>
      <text:p text:style-name="P20"/>
      <text:p text:style-name="P115"><text:span text:style-name="T51">R</text:span><text:span text:style-name="T52">andom </text:span><text:span text:style-name="T51">F</text:span><text:span text:style-name="T52">orest</text:span><text:span text:style-name="T53">: </text:span><text:span text:style-name="T54">[[1525 1419]</text:span></text:p>
      <text:p text:style-name="P60"><text:s text:c="31"/>[ <text:s text:c="2"/>0 <text:s text:c="3"/>0]]</text:p>
      <text:p text:style-name="P90"/>
      <text:p text:style-name="P45">Linear Regression: <text:span text:style-name="T65">[[2927 <text:s text:c="2"/>17]</text:span></text:p>
      <text:p text:style-name="P60"><text:s text:c="36"/>[ <text:s text:c="2"/>0 <text:s text:c="3"/>0]]</text:p>
      <text:p text:style-name="P84">cros validation = <text:s/>{1: 0.18473895582329317, 2: 0.20682730923694778, 3: 0.7831325301204819, 4: 0.19477911646586346, 5: 0.20682730923694778, 6: 0.1465863453815261, 7:0.20682730923694778, 8: 0.79116465863453811, 9: 0.23092369477911648, 10:0.75903614457831325}</text:p>
      <text:p text:style-name="P23"/>
      <text:p text:style-name="P45"><text:soft-page-break/>SVM: <text:span text:style-name="T65">[[2209 <text:s/>735]</text:span></text:p>
      <text:p text:style-name="P60"><text:s text:c="13"/>[ <text:s text:c="2"/>0 <text:s text:c="3"/>0]]</text:p>
      <text:p text:style-name="P100"><text:s text:c="2"/></text:p>
      <text:p text:style-name="P84">cros validation = <text:s/>{1: 0.84738955823293172, 2: 0.81325301204819278, 3:0.82530120481927716, 4: 0.78514056224899598, 5: 0.80923694779116462, 6: 0.83534136546184734, 7:0.80522088353413657, 8: 0.77911646586345384, 9: 0.82730923694779113, 10:0.82329317269076308}</text:p>
      <text:p text:style-name="P100"><text:s text:c="2"/></text:p>
      <text:p text:style-name="P100"/>
      <text:p text:style-name="P126"><text:span text:style-name="T43">SVM </text:span><text:span text:style-name="T64">εδω περα δωσαμε την παραμετρο </text:span><text:span text:style-name="T44">kernel =’linear’ </text:span><text:span text:style-name="T43">:</text:span><text:span text:style-name="T54">[[2424 <text:s/>520]</text:span></text:p>
      <text:p text:style-name="P60"><text:s text:c="94"/>[ <text:s text:c="2"/>0 <text:s text:c="3"/>0]]</text:p>
      <text:p text:style-name="P84">cros validation = <text:s/>{1: 0.89156626506024095, 2: 0.88554216867469882, 3: 0.8775100401606426, 4: 0.91967871485943775, 5: 0.8875502008032129, 6: 0.90361445783132532, 7:0.91164658634538154, 8: 0.88955823293172687, 9: 0.88152610441767065, 10:0.90361445783132532}</text:p>
      <text:p text:style-name="P100"/>
      <text:p text:style-name="P100"/>
      <text:p text:style-name="P45">LINEAR LOGISTIC REGRESSION: <text:span text:style-name="T65">[[2453 <text:s/>491]</text:span></text:p>
      <text:p text:style-name="P60"><text:s text:c="68"/>[ <text:s text:c="2"/>0 <text:s text:c="3"/>0]]</text:p>
      <text:p text:style-name="P84">cros validation = <text:s/>{1: 0.91767068273092367, 2: 0.89357429718875503, 3:0.88152610441767065, 4: 0.88554216867469882, 5: 0.91365461847389562, 6: 0.91566265060240959, 7:0.91164658634538154, 8: 0.90963855421686746, 9: 0.89156626506024095, 10:0.90963855421686746}</text:p>
      <text:p text:style-name="P44"/>
      <text:p text:style-name="P44"/>
      <text:p text:style-name="P45">OLS: <text:span text:style-name="T65">[[1507 1437]</text:span></text:p>
      <text:p text:style-name="P60"><text:s text:c="15"/>[0 <text:s text:c="3"/>0]]</text:p>
      <text:p text:style-name="P44"/>
      <text:p text:style-name="P84">cros validation = <text:s/>{1: 0.75502008032128509, 2: 0.74497991967871491, 3:0.75100401606425704, 4: 0.76907630522088355, 5: 0.76706827309236947, 6: 0.77510040160642568, 7:0.77911646586345384, 8: 0.76706827309236947, 9: 0.71285140562248994, 10:0.74497991967871491}</text:p>
      <text:p text:style-name="P44"/>
      <text:p text:style-name="P44"/>
      <text:p text:style-name="P45">GaussianNB: <text:span text:style-name="T65">[[2427 <text:s/>517]</text:span></text:p>
      <text:p text:style-name="P60"><text:s text:c="26"/>[0 <text:s text:c="4"/>0]]</text:p>
      <text:p text:style-name="P84"/>
      <text:p text:style-name="P84">cros validation = <text:s/>{1: 0.81726907630522083, 2: 0.83534136546184734, 3:0.83534136546184734, 4: 0.82931726907630521, 5: 0.86144578313253017, 6: 0.8493975903614458, 7:0.8393574297188755, 8: 0.8112449799196787, 9: 0.83132530120481929, 10:0.8393574297188755}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12"><text:span text:style-name="T24">3</text:span><text:span text:style-name="T30">ο Πειραμα:</text:span><text:span text:style-name="T34"> </text:span></text:p>
      <text:p text:style-name="P113"><text:span text:style-name="T38">Σ</text:span><text:span text:style-name="T36">ε αυτο το πειραμα κάναμε το </text:span><text:span text:style-name="T44">train data </text:span><text:span text:style-name="T36">αποτελειται απο </text:span><text:span text:style-name="T49">1068</text:span><text:span text:style-name="T36"> </text:span><text:span text:style-name="T37">ασθενεις </text:span><text:span text:style-name="T36">που</text:span><text:span text:style-name="T37"> δεν εχουνε την ασθενεια και </text:span><text:span text:style-name="T48">712</text:span><text:span text:style-name="T37"> ασθενεις </text:span><text:span text:style-name="T41">που </text:span><text:span text:style-name="T37">εχουν την ασθενεια.</text:span><text:span text:style-name="T41">Το </text:span><text:span text:style-name="T48">test data </text:span><text:span text:style-name="T41">αποτελειται απο </text:span><text:span text:style-name="T49">2894 </text:span><text:span text:style-name="T37">ασθενεις </text:span><text:span text:style-name="T36">που</text:span><text:span text:style-name="T37"> δεν εχουνε την ασθενεια και </text:span><text:span text:style-name="T41">306</text:span><text:span text:style-name="T37"> ασθενεις </text:span><text:span text:style-name="T41">που </text:span><text:span text:style-name="T37">εχουν την ασθενεια</text:span></text:p>
      <text:p text:style-name="P40"/>
      <text:p text:style-name="P21"/>
      <text:p text:style-name="P122"><text:span text:style-name="T51">R</text:span><text:span text:style-name="T52">andom </text:span><text:span text:style-name="T51">F</text:span><text:span text:style-name="T52">orest</text:span><text:span text:style-name="T53">: </text:span><text:span text:style-name="T62">[[1655 1239]</text:span></text:p>
      <text:p text:style-name="P85"><text:s text:c="30"/>[ <text:s/>19 <text:s/>287]]</text:p>
      <text:p text:style-name="P98"/>
      <text:p text:style-name="P57">Linear Regression: <text:span text:style-name="T84">[[ <text:s/>12 2882]</text:span></text:p>
      <text:p text:style-name="P85"><text:s text:c="34"/>[ <text:s text:c="2"/>2 <text:s/>304]]</text:p>
      <text:p text:style-name="P85"/>
      <text:p text:style-name="P85">cros validation = <text:s/>{1: 0.76706827309236947, 2: 0.17670682730923695, 3:0.21485943775100402, 4: 0.76907630522088355, 5: 0.82329317269076308, 6: 0.81726907630522083, 7:0.20281124497991967, 8: 0.22088353413654618, 9: 0.78714859437751006, 10:0.77911646586345384}</text:p>
      <text:p text:style-name="P30"/>
      <text:p text:style-name="P57">SVM: <text:span text:style-name="T84">[[2510 <text:s/>384]</text:span></text:p>
      <text:p text:style-name="P85"><text:s text:c="12"/>[ 116 <text:s/>190]] </text:p>
      <text:p text:style-name="P108"><text:s text:c="2"/></text:p>
      <text:p text:style-name="P85">cros validation = <text:s/>{1: 0.79718875502008035, 2: 0.82530120481927716, 3: 0.83734939759036142, 4: 0.80923694779116462, 5: 0.80522088353413657, 6: 0.78112449799196793, 7: 0.7831325301204819, 8: 0.82730923694779113, 9: 0.84136546184738958, 10: 0.81927710843373491}</text:p>
      <text:p text:style-name="P108"><text:s text:c="2"/></text:p>
      <text:p text:style-name="P108"/>
      <text:p text:style-name="P133"><text:span text:style-name="T43">SVM </text:span><text:span text:style-name="T64">εδω περα δωσαμε την παραμετρο </text:span><text:span text:style-name="T44">kernel =’linear’ </text:span><text:span text:style-name="T43">:</text:span><text:span text:style-name="T62">[[2510 <text:s/>384]</text:span></text:p>
      <text:p text:style-name="P85"><text:s text:c="92"/>[ 116 <text:s/>190]]</text:p>
      <text:p text:style-name="P84">cros validation = <text:s/>{1: 0.89156626506024095, 2: 0.88554216867469882, 3: 0.8775100401606426, 4: 0.91967871485943775, 5: 0.8875502008032129, 6: 0.90361445783132532, 7:0.91164658634538154, 8: 0.88955823293172687, 9: 0.88152610441767065, 10:0.90361445783132532}</text:p>
      <text:p text:style-name="P108"/>
      <text:p text:style-name="P108"/>
      <text:p text:style-name="P58">LINEAR LOGISTIC REGRESSION: <text:span text:style-name="T85">[[2573 <text:s/>321]</text:span></text:p>
      <text:p text:style-name="P86"><text:s text:c="68"/>[ <text:s/>76 <text:s/>230]]</text:p>
      <text:p text:style-name="P86"/>
      <text:p text:style-name="P86">cros validation = <text:s/>{1: 0.90160642570281124, 2: 0.88353413654618473, 3:0.90562248995983941, 4: 0.88955823293172687, 5: 0.92369477911646591, 6: 0.90160642570281124, 7:0.92971887550200805, 8: 0.9337349397590361, 9: 0.90562248995983941, 10:0.91566265060240959}</text:p>
      <text:p text:style-name="P56"/>
      <text:p text:style-name="P56"/>
      <text:p text:style-name="P58">OLS: <text:span text:style-name="T85">[[1639 1255]</text:span></text:p>
      <text:p text:style-name="P86"><text:s text:c="14"/>[ <text:s/>42 <text:s/>264]]</text:p>
      <text:p text:style-name="P56"/>
      <text:p text:style-name="P86">cros validation = <text:s/>{1: 0.77911646586345384, 2: 0.81325301204819278, 3:0.79518072289156627, 4: 0.79919678714859432, 5: 0.78714859437751006, 6: 0.8112449799196787, 7:0.79919678714859432, 8: 0.75100401606425704, 9: 0.8012048192771084, 10:0.77710843373493976}</text:p>
      <text:p text:style-name="P56"><text:soft-page-break/></text:p>
      <text:p text:style-name="P56"/>
      <text:p text:style-name="P58">GaussianNB: <text:span text:style-name="T85">[[2587 <text:s/>307]</text:span></text:p>
      <text:p text:style-name="P86"><text:s text:c="25"/>[ 158 <text:s/>148]]</text:p>
      <text:p text:style-name="P84"/>
      <text:p text:style-name="P86">cros validation = <text:s/>{1: 0.89959839357429716, 2: 0.86947791164658639, 3:0.86546184738955823, 4: 0.86345381526104414, 5: 0.85742971887550201, 6: 0.86947791164658639, 7:0.89357429718875503, 8: 0.88152610441767065, 9: 0.87349397590361444, 10:0.84538152610441764}</text:p>
      <text:p text:style-name="P136"/>
      <text:p text:style-name="P135"/>
      <text:p text:style-name="P5"><text:span text:style-name="T18">4</text:span><text:span text:style-name="T30">ο Πειραμα:</text:span><text:span text:style-name="T34"> </text:span></text:p>
      <text:p text:style-name="P112"><text:span text:style-name="T38">Σ</text:span><text:span text:style-name="T36">ε αυτο το πειραμα κάναμε το </text:span><text:span text:style-name="T44">train data </text:span><text:span text:style-name="T36">αποτελειται απο </text:span><text:span text:style-name="T44">10</text:span><text:span text:style-name="T48">6</text:span><text:span text:style-name="T44">8</text:span><text:span text:style-name="T36"> </text:span><text:span text:style-name="T37">ασθενεις </text:span><text:span text:style-name="T36">που</text:span><text:span text:style-name="T37"> δεν εχουνε την ασθενεια και </text:span><text:span text:style-name="T48">712</text:span><text:span text:style-name="T37"> ασθενεις </text:span><text:span text:style-name="T41">που </text:span><text:span text:style-name="T37">εχουν την ασθενεια.</text:span><text:span text:style-name="T41">Το </text:span><text:span text:style-name="T48">test data </text:span><text:span text:style-name="T41">αποτελειται απο 306 </text:span><text:span text:style-name="T37">ασθενεις </text:span><text:span text:style-name="T36">που</text:span><text:span text:style-name="T37"> δεν εχουνε την ασθενεια και </text:span><text:span text:style-name="T41">306</text:span><text:span text:style-name="T37"> ασθενεις </text:span><text:span text:style-name="T41">που </text:span><text:span text:style-name="T37">εχουν την ασθενεια</text:span></text:p>
      <text:p text:style-name="P33"/>
      <text:p text:style-name="P116"><text:span text:style-name="T51">R</text:span><text:span text:style-name="T52">andom </text:span><text:span text:style-name="T51">F</text:span><text:span text:style-name="T52">orest</text:span><text:span text:style-name="T53">: </text:span><text:span text:style-name="T55">[[235 <text:s/>71]</text:span></text:p>
      <text:p text:style-name="P124"><text:span text:style-name="T55"><text:s/></text:span><text:span text:style-name="T35"><text:s text:c="27"/></text:span><text:span text:style-name="T55"><text:s/>[ 64 242]]</text:span></text:p>
      <text:p text:style-name="P91"/>
      <text:p text:style-name="P47">Linear Regression: <text:span text:style-name="T66">[[304 <text:s text:c="2"/>2]</text:span></text:p>
      <text:p text:style-name="P61"><text:s text:c="34"/>[303 <text:s text:c="2"/>3]]</text:p>
      <text:p text:style-name="P61"/>
      <text:p text:style-name="P85">cros validation = <text:s/>{1: 0.82845188284518834, 2: 0.43514644351464438, 3:0.41004184100418412, 4: 0.56485355648535562, 5: 0.61924686192468614, 6: 0.54811715481171552, 7:0.44351464435146443, 8: 0.53138075313807531, 9: 0.41841004184100417, 10:0.59751037344398339}</text:p>
      <text:p text:style-name="P46"/>
      <text:p text:style-name="P24"/>
      <text:p text:style-name="P47">SVM: <text:span text:style-name="T66">[[272 <text:s/>34]</text:span></text:p>
      <text:p text:style-name="P61"><text:s text:c="13"/>[118 188]]</text:p>
      <text:p text:style-name="P101"><text:s text:c="2"/></text:p>
      <text:p text:style-name="P57"><text:s/><text:span text:style-name="T84">cros validation = <text:s/>{1: 0.7489539748953975, 2: 0.79079497907949792, 3: 0.75732217573221761, 4: 0.81589958158995812, 5: 0.82426778242677823, 6: 0.79497907949790791, 7:0.82845188284518834, 8: 0.80753138075313813, 9: 0.79497907949790791, 10:0.82572614107883813}</text:span></text:p>
      <text:p text:style-name="P101"/>
      <text:p text:style-name="P101"/>
      <text:p text:style-name="P127"><text:span text:style-name="T43">SVM </text:span><text:span text:style-name="T64">εδω περα δωσαμε την παραμετρο </text:span><text:span text:style-name="T44">kernel =’linear’ </text:span><text:span text:style-name="T43">:</text:span><text:span text:style-name="T55">[[274 <text:s/>32]</text:span></text:p>
      <text:p text:style-name="P61"><text:s text:c="93"/>[ 75 231]]</text:p>
      <text:p text:style-name="P85">cros validation = <text:s/>{1: 0.85355648535564854, 2: 0.84937238493723854, 3: 0.83263598326359833, 4: 0.86192468619246865, 5: 0.85774058577405854, 6: 0.84937238493723854, 7:0.82426778242677823, 8: 0.87866108786610875, 9: 0.87029288702928875, 10:0.85477178423236511}</text:p>
      <text:p text:style-name="P101"/>
      <text:p text:style-name="P101"/>
      <text:p text:style-name="P47">LINEAR LOGISTIC REGRESSION: <text:span text:style-name="T66">[[271 <text:s/>35]</text:span></text:p>
      <text:p text:style-name="P61"><text:s text:c="68"/>[ 74 232]]</text:p>
      <text:p text:style-name="P61"/>
      <text:p text:style-name="P85">cros validation = <text:s/>{1: 0.84100418410041844, 2: 0.83263598326359833, 3: 0.89539748953974896, 4: 0.91213389121338917, 5: 0.84518828451882844, 6: 0.83263598326359833, 7: 0.87447698744769875, 8: 0.82426778242677823, 9: 0.87029288702928875, 10: 0.86721991701244816}</text:p>
      <text:p text:style-name="P46"><text:soft-page-break/></text:p>
      <text:p text:style-name="P46"/>
      <text:p text:style-name="P47">OLS: <text:span text:style-name="T66">[[246 <text:s/>60]</text:span></text:p>
      <text:p text:style-name="P61"><text:s text:c="10"/>[ 88 218]]</text:p>
      <text:p text:style-name="P46"/>
      <text:p text:style-name="P85">cros validation = <text:s/>{1: 0.81171548117154813, 2: 0.81171548117154813, 3: 0.85355648535564854, 4: 0.87029288702928875, 5: 0.82008368200836823, 6: 0.86610878661087864, 7: 0.83263598326359833, 8: 0.82008368200836823, 9: 0.84937238493723854, 10: 0.82572614107883813}</text:p>
      <text:p text:style-name="P46"/>
      <text:p text:style-name="P47">GaussianNB:<text:span text:style-name="T66">[[271 <text:s/>35]</text:span></text:p>
      <text:p text:style-name="P61"><text:s text:c="24"/>[155 151]]</text:p>
      <text:p text:style-name="P61"/>
      <text:p text:style-name="P85">cros validation = <text:s/>{1: 0.84100418410041844, 2: 0.83263598326359833, 3: 0.80334728033472802, 4: 0.79497907949790791, 5: 0.80334728033472802, 6: 0.85774058577405854, 7: 0.82845188284518834, 8: 0.80753138075313813, 9: 0.82008368200836823, 10: 0.82572614107883813}</text:p>
      <text:p text:style-name="P61"/>
      <text:p text:style-name="P61"/>
      <text:p text:style-name="P61"/>
      <text:p text:style-name="P61"/>
      <text:p text:style-name="P6"><text:span text:style-name="T33">5</text:span><text:span text:style-name="T30">ο Πειραμα:</text:span><text:span text:style-name="T34"> </text:span></text:p>
      <text:p text:style-name="P62"><text:span text:style-name="T6">Σ</text:span><text:span text:style-name="T5">ε αυτο το πειραμα κάναμε το </text:span><text:span text:style-name="T67">train data </text:span><text:span text:style-name="T5">αποτελειται απο </text:span><text:span text:style-name="T9">800 </text:span><text:span text:style-name="T7">ασθενεις </text:span><text:span text:style-name="T5">που</text:span><text:span text:style-name="T7"> δεν εχουνε την ασθενεια και </text:span><text:span text:style-name="T68">712</text:span><text:span text:style-name="T7"> ασθενεις </text:span><text:span text:style-name="T8">που </text:span><text:span text:style-name="T7">εχουν την ασθενεια.</text:span><text:span text:style-name="T8">Το </text:span><text:span text:style-name="T68">test data </text:span><text:span text:style-name="T8">αποτελειται απο 306 </text:span><text:span text:style-name="T7">ασθενεις </text:span><text:span text:style-name="T5">που</text:span><text:span text:style-name="T7"> δεν εχουνε την ασθενεια και </text:span><text:span text:style-name="T8">306</text:span><text:span text:style-name="T7"> ασθενεις </text:span><text:span text:style-name="T8">που </text:span><text:span text:style-name="T7">εχουν την ασθενεια.</text:span></text:p>
      <text:p text:style-name="P34"/>
      <text:p text:style-name="P34"/>
      <text:p text:style-name="P123"><text:span text:style-name="T51">R</text:span><text:span text:style-name="T52">andom </text:span><text:span text:style-name="T51">F</text:span><text:span text:style-name="T52">orest</text:span><text:span text:style-name="T53">: </text:span><text:span text:style-name="T63">[[234 <text:s/>72]</text:span></text:p>
      <text:p text:style-name="P87"><text:s text:c="30"/>[ 68 238]]</text:p>
      <text:p text:style-name="P92"/>
      <text:p text:style-name="P59">Linear Regression: <text:span text:style-name="T86">[[302 <text:s text:c="2"/>4]</text:span></text:p>
      <text:p text:style-name="P87"><text:s text:c="35"/>[302 <text:s text:c="2"/>4]]</text:p>
      <text:p text:style-name="P87"/>
      <text:p text:style-name="P87">cros validation = <text:s/>{1: 0.53773584905660377, 2: 0.5, 3: 0.51886792452830188, 4:0.81603773584905659, 5: 0.51415094339622647, 6: 0.51415094339622647, 7:0.47169811320754718, 8: 0.45283018867924529, 9: 0.49528301886792453, 10:0.54166666666666663}</text:p>
      <text:p text:style-name="P25"/>
      <text:p text:style-name="P59">SVM: <text:span text:style-name="T77">[[248 <text:s/>58]</text:span></text:p>
      <text:p text:style-name="P87"><text:s text:c="14"/>[91 215]]</text:p>
      <text:p text:style-name="P87">cros validation = <text:s/>{1: 0.81132075471698117, 2: 0.78773584905660377, 3:0.74528301886792447, 4: 0.79716981132075471, 5: 0.78301886792452835, 6:0.80188679245283023, 7:0.79716981132075471, 8: 0.76415094339622647, 9:0.79245283018867929, 10:0.74537037037037035}</text:p>
      <text:p text:style-name="P102"><text:s text:c="2"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</text:p>
      <text:p text:style-name="P102"/>
      <text:p text:style-name="P134"><text:span text:style-name="T43">SVM </text:span><text:span text:style-name="T64">εδω περα δωσαμε την παραμετρο </text:span><text:span text:style-name="T44">kernel =’linear’ </text:span><text:span text:style-name="T43">:</text:span><text:span text:style-name="T63">[[266 <text:s/>40]</text:span></text:p>
      <text:p text:style-name="P87"><text:s text:c="92"/>[ 64 242]]</text:p>
      <text:p text:style-name="P102"/>
      <text:p text:style-name="P87">cros validation = <text:s/>{1: 0.78301886792452835, 2: 0.88207547169811318, 3: 0.84433962264150941, 4: 0.83490566037735847, 5: 0.83018867924528306, 6: 0.83018867924528306, 7:0.83018867924528306, 8: 0.81603773584905659, 9: 0.84433962264150941, 10:0.83333333333333337}</text:p>
      <text:p text:style-name="P102"/>
      <text:p text:style-name="P59">LINEAR LOGISTIC REGRESSION:<text:span text:style-name="T86">[[266 <text:s/>40]</text:span></text:p>
      <text:p text:style-name="P87"><text:s text:c="67"/>[ 67 239]]</text:p>
      <text:p text:style-name="P87"/>
      <text:p text:style-name="P87">cros validation = <text:s/>{1: 0.84433962264150941, 2: 0.839622641509434, 3: 0.8632075471698113, 4: \0.84905660377358494, 5: 0.83490566037735847, 6: 0.80660377358490565, 7:0.839622641509434, 8: 0.85849056603773588, 9: 0.8867924528301887, 10:0.85648148148148151}</text:p>
      <text:p text:style-name="P48"/>
      <text:p text:style-name="P48"/>
      <text:p text:style-name="P59">OLS: <text:span text:style-name="T86">[[229 <text:s/>77]</text:span></text:p>
      <text:p text:style-name="P87"><text:s text:c="12"/>[100 206]]</text:p>
      <text:p text:style-name="P87">cros validation = <text:s/>{1: 0.80660377358490565, 2: 0.81603773584905659, 3: 0.81132075471698117, 4: 0.78773584905660377, 5: 0.77358490566037741, 6: 0.76886792452830188, 7:0.82075471698113212, 8: 0.75471698113207553, 9: 0.80660377358490565, 10:0.83333333333333337}</text:p>
      <text:p text:style-name="P48"/>
      <text:p text:style-name="P59">GaussianNB:<text:span text:style-name="T86">[[260 <text:s/>46]</text:span></text:p>
      <text:p text:style-name="P87"><text:s text:c="24"/>[132 174]]</text:p>
      <text:p text:style-name="P32"/>
      <text:p text:style-name="P41">cros validation = <text:s/>{1: 0.81132075471698117, 2: 0.84433962264150941, 3: 0.84905660377358494, 4: 0.79716981132075471, 5: 0.75, 6: 0.75471698113207553, 7: 0.84433962264150941, 8:0.81603773584905659, 9: 0.82075471698113212, 10: 0.83333333333333337}</text:p>
      <text:p text:style-name="P32"/>
      <text:p text:style-name="P32"/>
      <text:p text:style-name="P7"><text:span text:style-name="T19">6</text:span><text:span text:style-name="T30">ο Πειραμα:</text:span><text:span text:style-name="T34"> </text:span></text:p>
      <text:p text:style-name="P63"><text:span text:style-name="T6">Σ</text:span><text:span text:style-name="T5">ε αυτο το πειραμα κάναμε το </text:span><text:span text:style-name="T67">train data </text:span><text:span text:style-name="T5">αποτελειται </text:span><text:span text:style-name="T67">απο </text:span><text:span text:style-name="T69">3662 </text:span><text:span text:style-name="T70">ασθενεις</text:span><text:span text:style-name="T7"> </text:span><text:span text:style-name="T5">που</text:span><text:span text:style-name="T7"> δεν εχουνε την ασθενεια και </text:span><text:span text:style-name="T69">8</text:span><text:span text:style-name="T68">1</text:span><text:span text:style-name="T74">8</text:span><text:span text:style-name="T7"> ασθενεις </text:span><text:span text:style-name="T8">που </text:span><text:span text:style-name="T7">εχουν την ασθενεια.</text:span><text:span text:style-name="T8">Το </text:span><text:span text:style-name="T68">test data </text:span><text:span text:style-name="T8">αποτελειται απο 30</text:span><text:span text:style-name="T69">0</text:span><text:span text:style-name="T8"> </text:span><text:span text:style-name="T7">ασθενεις </text:span><text:span text:style-name="T5">που</text:span><text:span text:style-name="T7"> δεν εχουνε την ασθενεια και </text:span><text:span text:style-name="T69">200</text:span><text:span text:style-name="T7"> ασθενεις </text:span><text:span text:style-name="T8">που </text:span><text:span text:style-name="T7">εχουν την ασθενεια.</text:span></text:p>
      <text:p text:style-name="P35"/>
      <text:p text:style-name="P35"/>
      <text:p text:style-name="P117"><text:span text:style-name="T51">R</text:span><text:span text:style-name="T52">andom </text:span><text:span text:style-name="T51">F</text:span><text:span text:style-name="T52">orest</text:span><text:span text:style-name="T53">: </text:span><text:span text:style-name="T56">[[262 <text:s/>38]</text:span></text:p>
      <text:p text:style-name="P68"><text:s text:c="30"/>[ 30 170]]</text:p>
      <text:p text:style-name="P93"/>
      <text:p text:style-name="P49">Linear Regression: <text:span text:style-name="T78">[[ <text:s/>2 298]</text:span></text:p>
      <text:p text:style-name="P68"><text:s text:c="34"/>[ <text:s/>1 199]]</text:p>
      <text:p text:style-name="P68"/>
      <text:p text:style-name="P68">cros validation = <text:s/>{1: 0.91365461847389562, 2: 0.21887550200803213, 3:0.84136546184738958, 4: 0.19277108433734941, 5: 0.82128514056224899, 6: 0.86345381526104414, 7:0.79317269076305219, 8: 0.20481927710843373, 9: 0.23493975903614459, 10:0.21887550200803213}</text:p>
      <text:p text:style-name="P26"/>
      <text:p text:style-name="P26"/>
      <text:p text:style-name="P26"><text:soft-page-break/></text:p>
      <text:p text:style-name="P49">SVM:<text:span text:style-name="T78">[[300 <text:s text:c="2"/>0]</text:span></text:p>
      <text:p text:style-name="P68"><text:s text:c="11"/>[200 <text:s text:c="2"/>0]]</text:p>
      <text:p text:style-name="P68"/>
      <text:p text:style-name="P68">cros validation = <text:s/>{1: 0.22690763052208834, 2: 0.18072289156626506, 3:0.22489959839357429, 4: 0.18674698795180722, 5: 0.22088353413654618, 6: 0.79317269076305219, 7:0.19277108433734941, 8: 0.18875502008032127, 9: 0.21887550200803213, 10:0.19477911646586346}</text:p>
      <text:p text:style-name="P103"><text:s text:c="2"/></text:p>
      <text:p text:style-name="P103"><text:s text:c="2"/></text:p>
      <text:p text:style-name="P128"><text:span text:style-name="T43">SVM </text:span><text:span text:style-name="T64">εδω περα δωσαμε την παραμετρο </text:span><text:span text:style-name="T44">kernel =’linear’ </text:span><text:span text:style-name="T43">:</text:span><text:span text:style-name="T56">[[293 <text:s text:c="2"/>7]</text:span></text:p>
      <text:p text:style-name="P68"><text:s text:c="93"/>[103 <text:s/>97]]</text:p>
      <text:p text:style-name="P68">cros validation = <text:s/>{1: 0.93172690763052213, 2: 0.94979919678714864, 3:0.93574297188755018, 4: 0.92771084337349397, 5: 0.94779116465863456, 6: 0.94176706827309242, 7:0.94779116465863456, 8: 0.93775100401606426, 9: 0.94779116465863456, 10:0.94578313253012047}</text:p>
      <text:p text:style-name="P103"/>
      <text:p text:style-name="P103"/>
      <text:p text:style-name="P103"/>
      <text:p text:style-name="P49">LINEAR LOGISTIC REGRESSION:<text:span text:style-name="T78">[[296 <text:s text:c="2"/>4]</text:span></text:p>
      <text:p text:style-name="P68"><text:s text:c="65"/>[102 <text:s/>98]]</text:p>
      <text:p text:style-name="P68"/>
      <text:p text:style-name="P68">cros validation = <text:s/>{1: 0.93574297188755018, 2: 0.94779116465863456, 3: 0.9337349397590361, 4: 0.93574297188755018, 5: 0.94578313253012047, 6: 0.92971887550200805, 7:0.94377510040160639, 8: 0.94779116465863456, 9: 0.94979919678714864, 10:0.92771084337349397}</text:p>
      <text:p text:style-name="P49"/>
      <text:p text:style-name="P49"/>
      <text:p text:style-name="P49">OLS: <text:span text:style-name="T78">[[287 <text:s/>13]</text:span></text:p>
      <text:p text:style-name="P68"><text:s text:c="12"/>[ 87 113]]</text:p>
      <text:p text:style-name="P49"/>
      <text:p text:style-name="P68">cros validation = <text:s/>{1: 0.8875502008032129, 2: 0.85742971887550201, 3: 0.81726907630522083, 4: 0.88152610441767065, 5: 0.85542168674698793, 6: 0.82730923694779113, 7:0.88152610441767065, 8: 0.87148594377510036, 9: 0.88353413654618473, 10:0.88955823293172687}</text:p>
      <text:p text:style-name="P49"/>
      <text:p text:style-name="P49">GaussianNB:<text:span text:style-name="T78">[[286 <text:s/>14]</text:span></text:p>
      <text:p text:style-name="P68"><text:s text:c="23"/>[ 61 139]]</text:p>
      <text:p text:style-name="P68"/>
      <text:p text:style-name="P68">cros validation = <text:s/>{1: 0.94779116465863456, 2: 0.94979919678714864, 3:0.95381526104417669, 4: 0.94979919678714864, 5: 0.96787148594377514, 6: 0.97590361445783136, 7:0.94979919678714864, 8: 0.93172690763052213, 9: 0.9618473895582329, 10:0.97389558232931728}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8"><text:span text:style-name="T20">7</text:span><text:span text:style-name="T30">ο Πειραμα:</text:span><text:span text:style-name="T34"> </text:span></text:p>
      <text:p text:style-name="P64"><text:span text:style-name="T6">Σ</text:span><text:span text:style-name="T5">ε αυτο το πειραμα κάναμε το </text:span><text:span text:style-name="T67">train data </text:span><text:span text:style-name="T5">αποτελειται </text:span><text:span text:style-name="T67">απο </text:span><text:span text:style-name="T71">1250</text:span><text:span text:style-name="T69"> </text:span><text:span text:style-name="T70">ασθενεις</text:span><text:span text:style-name="T7"> </text:span><text:span text:style-name="T5">που</text:span><text:span text:style-name="T7"> δεν εχουνε την ασθενεια και </text:span><text:span text:style-name="T69">8</text:span><text:span text:style-name="T68">1</text:span><text:span text:style-name="T74">8 </text:span><text:span text:style-name="T7">ασθενεις </text:span><text:span text:style-name="T8">που </text:span><text:span text:style-name="T7">εχουν την ασθενεια.</text:span><text:span text:style-name="T8">Το </text:span><text:span text:style-name="T68">test data </text:span><text:span text:style-name="T8">αποτελειται απο 30</text:span><text:span text:style-name="T69">0</text:span><text:span text:style-name="T8"> </text:span><text:span text:style-name="T7">ασθενεις </text:span><text:span text:style-name="T5">που</text:span><text:span text:style-name="T7"> δεν εχουνε την ασθενεια και </text:span><text:span text:style-name="T69">200</text:span><text:span text:style-name="T7"> ασθενεις </text:span><text:span text:style-name="T8">που </text:span><text:span text:style-name="T7">εχουν την ασθενεια.</text:span></text:p>
      <text:p text:style-name="P36"/>
      <text:p text:style-name="P36"/>
      <text:p text:style-name="P118"><text:span text:style-name="T51">R</text:span><text:span text:style-name="T52">andom </text:span><text:span text:style-name="T51">F</text:span><text:span text:style-name="T52">orest</text:span><text:span text:style-name="T53">: </text:span><text:span text:style-name="T57">[[215 <text:s/>85]</text:span></text:p>
      <text:p text:style-name="P74"><text:s text:c="31"/>[ 34 166]]</text:p>
      <text:p text:style-name="P94"/>
      <text:p text:style-name="P50">Linear Regression: <text:span text:style-name="T79">[[ <text:s/>1 299]</text:span></text:p>
      <text:p text:style-name="P74"><text:s text:c="35"/>[ <text:s/>2 198]]</text:p>
      <text:p text:style-name="P69"/>
      <text:p text:style-name="P74">cros validation = <text:s/>{1: 0.40625, 2: 0.6484375, 3: 0.3828125, 4: 0.5625, 5: 0.359375, 6: 0.4140625, 7: 0.83984375, 8: 0.62109375, 9: 0.3984375, 10: 0.5757575757575758}</text:p>
      <text:p text:style-name="P31"/>
      <text:p text:style-name="P31"/>
      <text:p text:style-name="P50">SVM: <text:span text:style-name="T87">[[264 <text:s/>36]</text:span></text:p>
      <text:p text:style-name="P88"><text:s text:c="12"/>[ 76 124]]</text:p>
      <text:p text:style-name="P104"><text:s text:c="2"/></text:p>
      <text:p text:style-name="P88">cros validation = <text:s/>{1: 0.79296875, 2: 0.80859375, 3: 0.80859375, 4: 0.83984375, 5: 0.78515625, 6: 0.796875, 7: 0.80859375, 8: 0.77734375, 9: 0.82421875, 10: 0.82196969696969702}</text:p>
      <text:p text:style-name="P104"/>
      <text:p text:style-name="P104"/>
      <text:p text:style-name="P129"><text:span text:style-name="T43">SVM </text:span><text:span text:style-name="T64">εδω περα δωσαμε την παραμετρο </text:span><text:span text:style-name="T44">kernel =’linear’ </text:span><text:span text:style-name="T43">:</text:span><text:span text:style-name="T57">[[266 <text:s/>34]</text:span></text:p>
      <text:p text:style-name="P74"><text:s text:c="93"/>[ 46 154]]</text:p>
      <text:p text:style-name="P74">cros validation = <text:s/>{1: 0.8828125, 2: 0.89453125, 3: 0.8671875, 4: 0.84765625, 5: 0.84765625, 6:0.828125, 7: 0.8828125, 8: 0.86328125, 9: 0.8515625, 10: 0.86742424242424243}</text:p>
      <text:p text:style-name="P104"/>
      <text:p text:style-name="P104"/>
      <text:p text:style-name="P104"/>
      <text:p text:style-name="P50">LINEAR LOGISTIC REGRESSION:<text:span text:style-name="T79">[[266 <text:s/>34]</text:span></text:p>
      <text:p text:style-name="P74"><text:s text:c="66"/>[ 44 156]]</text:p>
      <text:p text:style-name="P69"/>
      <text:p text:style-name="P69"><text:span text:style-name="T79">cros validation = <text:s/>{1: 0.88671875, 2: 0.90625, 3: 0.875, 4: 0.90234375, 5: 0.89453125, 6:0.87890625, 7: 0.88671875, 8: 0.8515625, 9: 0.890625, 10: 0.84848484848484851}</text:span> </text:p>
      <text:p text:style-name="P50"/>
      <text:p text:style-name="P50"/>
      <text:p text:style-name="P50"/>
      <text:p text:style-name="P50">OLS: <text:span text:style-name="T79">[[229 <text:s/>71]</text:span></text:p>
      <text:p text:style-name="P74"><text:s text:c="12"/>[ 42 158]]</text:p>
      <text:p text:style-name="P50"/>
      <text:p text:style-name="P74">cros validation = <text:s/>{1: 0.84765625, 2: 0.84765625, 3: 0.8125, 4: 0.85546875, 5: 0.8515625, 6:0.890625, 7: 0.8828125, 8: 0.83203125, 9: 0.8828125, 10: 0.85606060606060608}</text:p>
      <text:p text:style-name="P50"/>
      <text:p text:style-name="P50">GaussianNB:<text:span text:style-name="T79">[[259 <text:s/>41]</text:span></text:p>
      <text:p text:style-name="P74"><text:s text:c="24"/>[110 <text:s/>90]]</text:p>
      <text:p text:style-name="P69"/>
      <text:p text:style-name="P74">cros validation = <text:s/>{1: 0.82421875, 2: 0.78125, 3: 0.796875, 4: 0.82421875, 5: 0.796875, 6:0.83203125, 7: 0.859375, 8: 0.8359375, 9: 0.83984375, 10: 0.8257575757575758}</text:p>
      <text:p text:style-name="P74"/>
      <text:p text:style-name="P74"/>
      <text:p text:style-name="P141"><text:soft-page-break/></text:p>
      <text:p text:style-name="P9"><text:span text:style-name="T21">8</text:span><text:span text:style-name="T30">ο Πειραμα:</text:span><text:span text:style-name="T34"> </text:span></text:p>
      <text:p text:style-name="P65"><text:span text:style-name="T6">Σ</text:span><text:span text:style-name="T5">ε αυτο το πειραμα κάναμε το </text:span><text:span text:style-name="T67">train data </text:span><text:span text:style-name="T5">αποτελειται </text:span><text:span text:style-name="T67">απο </text:span><text:span text:style-name="T71">1</text:span><text:span text:style-name="T72">000 </text:span><text:span text:style-name="T70">ασθενεις</text:span><text:span text:style-name="T7"> </text:span><text:span text:style-name="T5">που</text:span><text:span text:style-name="T7"> δεν εχουνε την ασθενεια και </text:span><text:span text:style-name="T69">8</text:span><text:span text:style-name="T68">1</text:span><text:span text:style-name="T73">8</text:span><text:span text:style-name="T7"> ασθενεις </text:span><text:span text:style-name="T8">που </text:span><text:span text:style-name="T7">εχουν την ασθενεια.</text:span><text:span text:style-name="T8">Το </text:span><text:span text:style-name="T68">test data </text:span><text:span text:style-name="T8">αποτελειται απο 30</text:span><text:span text:style-name="T69">0</text:span><text:span text:style-name="T8"> </text:span><text:span text:style-name="T7">ασθενεις </text:span><text:span text:style-name="T5">που</text:span><text:span text:style-name="T7"> δεν εχουνε την ασθενεια και </text:span><text:span text:style-name="T69">200</text:span><text:span text:style-name="T7"> ασθενεις </text:span><text:span text:style-name="T8">που </text:span><text:span text:style-name="T7">εχουν την ασθενεια.</text:span></text:p>
      <text:p text:style-name="P37"/>
      <text:p text:style-name="P37"/>
      <text:p text:style-name="P119"><text:span text:style-name="T51">R</text:span><text:span text:style-name="T52">andom </text:span><text:span text:style-name="T51">F</text:span><text:span text:style-name="T52">orest</text:span><text:span text:style-name="T53">: </text:span><text:span text:style-name="T58">[[216 <text:s/>84]</text:span></text:p>
      <text:p text:style-name="P75"><text:s text:c="30"/>[ 31 169]]</text:p>
      <text:p text:style-name="P95"/>
      <text:p text:style-name="P52">Linear Regression:<text:span text:style-name="T80">[[296 <text:s text:c="2"/>4]</text:span></text:p>
      <text:p text:style-name="P75"><text:s text:c="34"/>[196 <text:s text:c="2"/>4]]</text:p>
      <text:p text:style-name="P70"><text:s/></text:p>
      <text:p text:style-name="P75">cros validation = <text:s/>{1: 0.58008658008658009, 2: 0.53246753246753242, 3:0.53679653679653683, 4: 0.44155844155844154, 5: 0.59740259740259738, 6: 0.52380952380952384, 7:0.42424242424242425, 8: 0.4329004329004329, 9: 0.56277056277056281, 10:0.43933054393305437} <text:s/></text:p>
      <text:p text:style-name="P27"/>
      <text:p text:style-name="P52">SVM: <text:span text:style-name="T80">[[239 <text:s/>61]</text:span></text:p>
      <text:p text:style-name="P75"><text:s text:c="12"/>[ 58 142]]</text:p>
      <text:p text:style-name="P70"/>
      <text:p text:style-name="P75">cros validation = <text:s/>{1: 0.80952380952380953, 2: 0.80519480519480524, 3:0.80519480519480524, 4: 0.79220779220779225, 5: 0.81818181818181823, 6: 0.78354978354978355, 7:0.77056277056277056, 8: 0.74025974025974028, 9: 0.83982683982683981, 10:0.77824267782426781}</text:p>
      <text:p text:style-name="P70"/>
      <text:p text:style-name="P105"><text:s text:c="2"/></text:p>
      <text:p text:style-name="P130"><text:span text:style-name="T43">SVM </text:span><text:span text:style-name="T64">εδω περα δωσαμε την παραμετρο </text:span><text:span text:style-name="T44">kernel =’linear’ </text:span><text:span text:style-name="T43">:</text:span><text:span text:style-name="T58">[[260 <text:s/>40]</text:span></text:p>
      <text:p text:style-name="P75"><text:s text:c="93"/>[ 36 164]]</text:p>
      <text:p text:style-name="P75"/>
      <text:p text:style-name="P75">cros validation = <text:s/>{1: 0.83549783549783552, 2: 0.8571428571428571, 3: 0.81385281385281383, 4: 0.8614718614718615, 5: 0.8528138528138528, 6: 0.81385281385281383, 7:0.83116883116883122, 8: 0.87012987012987009, 9: 0.83116883116883122, 10:0.84100418410041844}</text:p>
      <text:p text:style-name="P105"/>
      <text:p text:style-name="P105"/>
      <text:p text:style-name="P105"/>
      <text:p text:style-name="P105"/>
      <text:p text:style-name="P105"/>
      <text:p text:style-name="P52">LINEAR LOGISTIC REGRESSION:<text:span text:style-name="T80">[[255 <text:s/>45]</text:span></text:p>
      <text:p text:style-name="P75"><text:s text:c="67"/>[ 37 163]]</text:p>
      <text:p text:style-name="P70"/>
      <text:p text:style-name="P75">cros validation = <text:s/>{1: 0.86580086580086579, 2: 0.80519480519480524, 3:0.84848484848484851, 4: 0.89610389610389607, 5: 0.8528138528138528, 6: 0.8528138528138528, 7:0.83549783549783552, 8: 0.8571428571428571, 9: 0.82251082251082253, 10:0.85355648535564854}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2">OLS:<text:span text:style-name="T80">[[221 <text:s/>79]</text:span></text:p>
      <text:p text:style-name="P75"><text:s text:c="10"/>[ 45 155]]</text:p>
      <text:p text:style-name="P51"/>
      <text:p text:style-name="P75">cros validation = <text:s/>{1: 0.77922077922077926, 2: 0.77056277056277056, 3:0.82251082251082253, 4: 0.81385281385281383, 5: 0.8441558441558441, 6: 0.80952380952380953, 7:0.83549783549783552, 8: 0.83549783549783552, 9: 0.8571428571428571, 10:0.82426778242677823}</text:p>
      <text:p text:style-name="P51"/>
      <text:p text:style-name="P52">GaussianNB:<text:span text:style-name="T80">[[257 <text:s/>43]</text:span></text:p>
      <text:p text:style-name="P75"><text:s text:c="25"/>[ 83 117]]</text:p>
      <text:p text:style-name="P70"/>
      <text:p text:style-name="P75">cros validation = <text:s/>{1: 0.80519480519480524, 2: 0.87012987012987009, 3:0.83549783549783552, 4: 0.80952380952380953, 5: 0.80519480519480524, 6: 0.83116883116883122, 7:0.8528138528138528, 8: 0.80952380952380953, 9: 0.89177489177489178, 10:0.81589958158995812}</text:p>
      <text:p text:style-name="P75"/>
      <text:p text:style-name="P10"><text:span text:style-name="T22">9</text:span><text:span text:style-name="T30">ο Πειραμα:</text:span><text:span text:style-name="T34"> </text:span></text:p>
      <text:p text:style-name="P66"><text:span text:style-name="T6">Σ</text:span><text:span text:style-name="T5">ε αυτο το πειραμα κάναμε το </text:span><text:span text:style-name="T67">train data </text:span><text:span text:style-name="T5">αποτελειται </text:span><text:span text:style-name="T67">απο </text:span><text:span text:style-name="T71">1</text:span><text:span text:style-name="T72">000 </text:span><text:span text:style-name="T70">ασθενεις</text:span><text:span text:style-name="T7"> </text:span><text:span text:style-name="T5">που</text:span><text:span text:style-name="T7"> δεν εχουνε την ασθενεια και </text:span><text:span text:style-name="T69">8</text:span><text:span text:style-name="T68">1</text:span><text:span text:style-name="T73">8</text:span><text:span text:style-name="T7"> ασθενεις </text:span><text:span text:style-name="T8">που </text:span><text:span text:style-name="T7">εχουν την ασθενεια.</text:span><text:span text:style-name="T8">Το </text:span><text:span text:style-name="T68">test data </text:span><text:span text:style-name="T8">αποτελειται απο </text:span><text:span text:style-name="T10">2</text:span><text:span text:style-name="T75">45</text:span><text:span text:style-name="T8"> </text:span><text:span text:style-name="T7">ασθενεις </text:span><text:span text:style-name="T5">που</text:span><text:span text:style-name="T7"> δεν εχουνε την ασθενεια και </text:span><text:span text:style-name="T69">200</text:span><text:span text:style-name="T7"> ασθενεις </text:span><text:span text:style-name="T8">που </text:span><text:span text:style-name="T7">εχουν την ασθενεια.</text:span></text:p>
      <text:p text:style-name="P38"/>
      <text:p text:style-name="P38"/>
      <text:p text:style-name="P120"><text:span text:style-name="T51">R</text:span><text:span text:style-name="T52">andom </text:span><text:span text:style-name="T51">F</text:span><text:span text:style-name="T52">orest</text:span><text:span text:style-name="T53">: </text:span><text:span text:style-name="T59">[[185 <text:s/>60]</text:span></text:p>
      <text:p text:style-name="P78"><text:s text:c="31"/>[ 34 166]]</text:p>
      <text:p text:style-name="P96"/>
      <text:p text:style-name="P53">Linear Regression:<text:span text:style-name="T81">[[242 <text:s text:c="2"/>3]</text:span></text:p>
      <text:p text:style-name="P78"><text:s text:c="33"/>[196 <text:s text:c="2"/>4]]</text:p>
      <text:p text:style-name="P71"><text:s/></text:p>
      <text:p text:style-name="P78">cros validation = <text:s/>{1: 0.43805309734513276, 2: 0.53097345132743368, 3:0.56194690265486724, 4: 0.43805309734513276, 5: 0.54424778761061943, 6: 0.58407079646017701, 7:0.59734513274336287, 8: 0.44247787610619471, 9: 0.46017699115044247, 10:0.37991266375545851} <text:s/></text:p>
      <text:p text:style-name="P28"/>
      <text:p text:style-name="P53">SVM:<text:span text:style-name="T81">[[194 <text:s/>51]</text:span></text:p>
      <text:p text:style-name="P78"><text:s text:c="12"/>[ 58 142]]</text:p>
      <text:p text:style-name="P71"/>
      <text:p text:style-name="P80">cros validation = <text:s/>{1: 0.77876106194690264, 2: 0.81415929203539827, 3:0.83185840707964598, 4: 0.82300884955752207, 5: 0.79203539823008851, 6: 0.77433628318584069, 7:0.72566371681415931, 8: 0.78761061946902655, 9: 0.80088495575221241, 10:0.78165938864628826}</text:p>
      <text:p text:style-name="P72"/>
      <text:p text:style-name="P106"><text:s text:c="2"/></text:p>
      <text:p text:style-name="P131"><text:span text:style-name="T43">SVM </text:span><text:span text:style-name="T64">εδω περα δωσαμε την παραμετρο </text:span><text:span text:style-name="T44">kernel =’linear’ </text:span><text:span text:style-name="T43">:</text:span><text:span text:style-name="T60">[[212 <text:s/>33]</text:span></text:p>
      <text:p text:style-name="P80"><text:s text:c="93"/>[ 36 164]]</text:p>
      <text:p text:style-name="P76"/>
      <text:p text:style-name="P80">cros validation = <text:s/>{1: 0.8584070796460177, 2: 0.87168141592920356, 3: 0.85398230088495575, 4: 0.82743362831858402, 5: 0.82300884955752207, 6: 0.87610619469026552, 7:0.82743362831858402, 8: 0.83185840707964598, 9: 0.83628318584070793, 10:0.81659388646288211}</text:p>
      <text:p text:style-name="P106"/>
      <text:p text:style-name="P106"><text:soft-page-break/></text:p>
      <text:p text:style-name="P106"/>
      <text:p text:style-name="P106"/>
      <text:p text:style-name="P106"/>
      <text:p text:style-name="P54">LINEAR LOGISTIC REGRESSION:<text:span text:style-name="T82">[[206 <text:s/>39]</text:span></text:p>
      <text:p text:style-name="P80"><text:s text:c="66"/>[ 37 163]]</text:p>
      <text:p text:style-name="P71"/>
      <text:p text:style-name="P80">cros validation = <text:s/>{1: 0.84513274336283184, 2: 0.81415929203539827, 3:0.86283185840707965, 4: 0.83185840707964598, 5: 0.8584070796460177, 6: 0.88053097345132747, 7:0.85398230088495575, 8: 0.82743362831858402, 9: 0.87610619469026552, 10:0.8733624454148472}</text:p>
      <text:p text:style-name="P53"/>
      <text:p text:style-name="P53"/>
      <text:p text:style-name="P54">OLS:<text:span text:style-name="T82">[[187 <text:s/>58]</text:span></text:p>
      <text:p text:style-name="P80"><text:s text:c="11"/>[ 50 150]]</text:p>
      <text:p text:style-name="P53"/>
      <text:p text:style-name="P80">cros validation = <text:s/>{1: 0.82743362831858402, 2: 0.82300884955752207, 3: 0.7831858407079646, 4: 0.83628318584070793, 5: 0.79646017699115046, 6: 0.80973451327433632, 7:0.81415929203539827, 8: 0.84070796460176989, 9: 0.83628318584070793, 10:0.79039301310043664}</text:p>
      <text:p text:style-name="P53"/>
      <text:p text:style-name="P54">GaussianNB:<text:span text:style-name="T82">[[214 <text:s/>31]</text:span></text:p>
      <text:p text:style-name="P80"><text:s text:c="24"/>[ 83 117]]</text:p>
      <text:p text:style-name="P71"/>
      <text:p text:style-name="P80">cros validation = <text:s/>{1: 0.84070796460176989, 2: 0.84513274336283184, 3:0.84070796460176989, 4: 0.82300884955752207, 5: 0.80973451327433632, 6: 0.84513274336283184, 7:0.82743362831858402, 8: 0.79646017699115046, 9: 0.86725663716814161, 10:0.79912663755458513}</text:p>
      <text:p text:style-name="P80"/>
      <text:p text:style-name="P11"><text:span text:style-name="T23">10</text:span><text:span text:style-name="T30">ο Πειραμα:</text:span><text:span text:style-name="T34"> </text:span></text:p>
      <text:p text:style-name="P67"><text:span text:style-name="T6">Σ</text:span><text:span text:style-name="T5">ε αυτο το πειραμα κάναμε το </text:span><text:span text:style-name="T67">train data </text:span><text:span text:style-name="T5">αποτελειται </text:span><text:span text:style-name="T67">απο </text:span><text:span text:style-name="T71">1</text:span><text:span text:style-name="T72">000 </text:span><text:span text:style-name="T70">ασθενεις</text:span><text:span text:style-name="T7"> </text:span><text:span text:style-name="T5">που</text:span><text:span text:style-name="T7"> δεν εχουνε την ασθενεια και </text:span><text:span text:style-name="T69">8</text:span><text:span text:style-name="T68">1</text:span><text:span text:style-name="T73">8</text:span><text:span text:style-name="T7"> ασθενεις </text:span><text:span text:style-name="T8">που </text:span><text:span text:style-name="T7">εχουν την ασθενεια.</text:span><text:span text:style-name="T8">Το </text:span><text:span text:style-name="T68">test data </text:span><text:span text:style-name="T8">αποτελειται απο </text:span><text:span text:style-name="T76">306</text:span><text:span text:style-name="T8"> </text:span><text:span text:style-name="T7">ασθενεις </text:span><text:span text:style-name="T5">που</text:span><text:span text:style-name="T7"> δεν εχουνε την ασθενεια και </text:span><text:span text:style-name="T69">200</text:span><text:span text:style-name="T7"> ασθενεις </text:span><text:span text:style-name="T8">που </text:span><text:span text:style-name="T7">εχουν την ασθενεια.</text:span></text:p>
      <text:p text:style-name="P39"/>
      <text:p text:style-name="P39"/>
      <text:p text:style-name="P121"><text:span text:style-name="T51">R</text:span><text:span text:style-name="T52">andom </text:span><text:span text:style-name="T51">F</text:span><text:span text:style-name="T52">orest</text:span><text:span text:style-name="T53">: </text:span><text:span text:style-name="T61">[[219 <text:s/>87]</text:span></text:p>
      <text:p text:style-name="P82"><text:s text:c="30"/>[ 30 170]]</text:p>
      <text:p text:style-name="P97"/>
      <text:p text:style-name="P55"/>
      <text:p text:style-name="P55"/>
      <text:p text:style-name="P55">Linear Regression:<text:span text:style-name="T83">[[302 <text:s text:c="2"/>4]</text:span></text:p>
      <text:p text:style-name="P82"><text:s text:c="33"/>[196 <text:s text:c="2"/>4]]</text:p>
      <text:p text:style-name="P73"><text:s/></text:p>
      <text:p text:style-name="P79"><text:span text:style-name="T83">cros validation = <text:s/>{1: 0.38793103448275862, 2: 0.45689655172413796, 3:0.43965517241379309, 4: 0.84051724137931039, 5: 0.57327586206896552, 6: 0.43534482758620691, 7:0.53879310344827591, 8: 0.56034482758620685, 9: 0.57758620689655171, 10:0.46610169491525422}</text:span> 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55"/>
      <text:p text:style-name="P55">SVM:<text:span text:style-name="T83">[[244 <text:s/>62]</text:span></text:p>
      <text:p text:style-name="P82"><text:s text:c="12"/>[ 58 142]]</text:p>
      <text:p text:style-name="P73"/>
      <text:p text:style-name="P82">cros validation = <text:s/>{1: 0.79741379310344829, 2: 0.77155172413793105, 3:0.77155172413793105, 4: 0.78017241379310343, 5: 0.81034482758620685, 6: 0.75862068965517238, 7:0.81034482758620685, 8: 0.81034482758620685, 9: 0.81034482758620685, 10:0.79661016949152541}</text:p>
      <text:p text:style-name="P73"/>
      <text:p text:style-name="P107"><text:s text:c="2"/></text:p>
      <text:p text:style-name="P132"><text:span text:style-name="T43">SVM </text:span><text:span text:style-name="T64">εδω περα δωσαμε την παραμετρο </text:span><text:span text:style-name="T44">kernel =’linear’ </text:span><text:span text:style-name="T43">:</text:span><text:span text:style-name="T61">[[266 <text:s/>40]</text:span></text:p>
      <text:p text:style-name="P82"><text:s text:c="93"/>[ 36 164]]</text:p>
      <text:p text:style-name="P77"/>
      <text:p text:style-name="P82">cros validation = <text:s/>{1: 0.82758620689655171, 2: 0.83620689655172409, 3:0.81465517241379315, 4: 0.85344827586206895, 5: 0.88362068965517238, 6: 0.81034482758620685, 7:0.84051724137931039, 8: 0.83620689655172409, 9: 0.82758620689655171, 10:0.85169491525423724}</text:p>
      <text:p text:style-name="P107"/>
      <text:p text:style-name="P107"/>
      <text:p text:style-name="P55">LINEAR LOGISTIC REGRESSION:<text:span text:style-name="T83">[[261 <text:s/>45]</text:span></text:p>
      <text:p text:style-name="P82"><text:s text:c="66"/>[ 37 163]]</text:p>
      <text:p text:style-name="P73"/>
      <text:p text:style-name="P82">cros validation = <text:s/>{1: 0.84913793103448276, 2: 0.84482758620689657, 3:0.89655172413793105, 4: 0.85775862068965514, 5: 0.86206896551724133, 6: 0.89224137931034486, 7:0.88362068965517238, 8: 0.86637931034482762, 9: 0.84913793103448276, 10:0.83050847457627119}</text:p>
      <text:p text:style-name="P55"/>
      <text:p text:style-name="P55">OLS:<text:span text:style-name="T82">[[[225 <text:s/>81]</text:span></text:p>
      <text:p text:style-name="P82"><text:s text:c="11"/>[ 45 155]]</text:p>
      <text:p text:style-name="P55"/>
      <text:p text:style-name="P82">cros validation = <text:s/>{1: 0.81465517241379315, 2: 0.80172413793103448, 3:0.83620689655172409, 4: 0.82758620689655171, 5: 0.84913793103448276, 6: 0.82327586206896552, 7:0.88793103448275867, 8: 0.81034482758620685, 9: 0.81034482758620685, 10:0.83898305084745761}</text:p>
      <text:p text:style-name="P55"/>
      <text:p text:style-name="P55">GaussianNB: <text:span text:style-name="T83">[[263 <text:s/>43]</text:span></text:p>
      <text:p text:style-name="P82"><text:s text:c="25"/>[ 83 117]]</text:p>
      <text:p text:style-name="P81"/>
      <text:p text:style-name="P82">cros validation = <text:s/>{1: 0.85344827586206895, 2: 0.85775862068965514, 3:0.80603448275862066, 4: 0.84482758620689657, 5: 0.84913793103448276, 6: 0.79741379310344829, 7:0.85775862068965514, 8: 0.80172413793103448, 9: 0.81896551724137934, 10:0.8347457627118644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3:22:45.274000000</meta:creation-date>
    <dc:date>2017-03-31T18:14:01.464000000</dc:date>
    <meta:editing-duration>PT3H7M10S</meta:editing-duration>
    <meta:editing-cycles>34</meta:editing-cycles>
    <meta:generator>LibreOffice/5.1.1.3$Windows_x86 LibreOffice_project/89f508ef3ecebd2cfb8e1def0f0ba9a803b88a6d</meta:generator>
    <meta:document-statistic meta:table-count="0" meta:image-count="0" meta:object-count="0" meta:page-count="13" meta:paragraph-count="243" meta:word-count="2363" meta:character-count="24086" meta:non-whitespace-character-count="19010"/>
  </office:meta>
</office:document-meta>
</file>